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d9142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48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1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1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1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1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1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1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1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1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1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1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1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1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1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1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1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1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1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1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1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1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1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1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1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1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1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1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1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1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201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202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203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204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2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c0e6c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ec65e2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d9142"/>
    </style:style>
    <style:style style:name="T7" style:family="text">
      <style:text-properties officeooo:rsid="0022c6a5"/>
    </style:style>
    <style:style style:name="T8" style:family="text">
      <style:text-properties officeooo:rsid="00262a25"/>
    </style:style>
    <style:style style:name="T9" style:family="text">
      <style:text-properties officeooo:rsid="002661f6"/>
    </style:style>
    <style:style style:name="T10" style:family="text">
      <style:text-properties officeooo:rsid="002cdb36"/>
    </style:style>
    <style:style style:name="T11" style:family="text">
      <style:text-properties officeooo:rsid="002f6b09"/>
    </style:style>
    <style:style style:name="T12" style:family="text">
      <style:text-properties officeooo:rsid="0031305c"/>
    </style:style>
    <style:style style:name="T13" style:family="text">
      <style:text-properties officeooo:rsid="00323948"/>
    </style:style>
    <style:style style:name="T14" style:family="text">
      <style:text-properties officeooo:rsid="0032405d"/>
    </style:style>
    <style:style style:name="T15" style:family="text">
      <style:text-properties officeooo:rsid="00326ed0"/>
    </style:style>
    <style:style style:name="T16" style:family="text">
      <style:text-properties officeooo:rsid="0034de70"/>
    </style:style>
    <style:style style:name="T17" style:family="text">
      <style:text-properties officeooo:rsid="0035bfcd"/>
    </style:style>
    <style:style style:name="T18" style:family="text">
      <style:text-properties officeooo:rsid="00379994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3bda31"/>
    </style:style>
    <style:style style:name="T21" style:family="text">
      <style:text-properties officeooo:rsid="003d03ac"/>
    </style:style>
    <style:style style:name="T22" style:family="text">
      <style:text-properties officeooo:rsid="003d631a"/>
    </style:style>
    <style:style style:name="T23" style:family="text">
      <style:text-properties officeooo:rsid="00412300"/>
    </style:style>
    <style:style style:name="T24" style:family="text">
      <style:text-properties officeooo:rsid="00487257"/>
    </style:style>
    <style:style style:name="T25" style:family="text">
      <style:text-properties officeooo:rsid="004a972c"/>
    </style:style>
    <style:style style:name="T26" style:family="text">
      <style:text-properties officeooo:rsid="004c4d26"/>
    </style:style>
    <style:style style:name="T27" style:family="text">
      <style:text-properties officeooo:rsid="004cab7e"/>
    </style:style>
    <style:style style:name="T28" style:family="text">
      <style:text-properties officeooo:rsid="004e0bd5"/>
    </style:style>
    <style:style style:name="T29" style:family="text">
      <style:text-properties officeooo:rsid="00534aac"/>
    </style:style>
    <style:style style:name="T30" style:family="text">
      <style:text-properties officeooo:rsid="00566730"/>
    </style:style>
    <style:style style:name="T31" style:family="text">
      <style:text-properties officeooo:rsid="005c52ac"/>
    </style:style>
    <style:style style:name="T32" style:family="text">
      <style:text-properties officeooo:rsid="006223d6"/>
    </style:style>
    <style:style style:name="T33" style:family="text">
      <style:text-properties officeooo:rsid="0062f3a0"/>
    </style:style>
    <style:style style:name="T34" style:family="text">
      <style:text-properties officeooo:rsid="0062fff5"/>
    </style:style>
    <style:style style:name="T35" style:family="text">
      <style:text-properties officeooo:rsid="0065863d"/>
    </style:style>
    <style:style style:name="T36" style:family="text">
      <style:text-properties officeooo:rsid="006a7259"/>
    </style:style>
    <style:style style:name="T37" style:family="text">
      <style:text-properties officeooo:rsid="006db0d5"/>
    </style:style>
    <style:style style:name="T38" style:family="text">
      <style:text-properties officeooo:rsid="0079fa8a"/>
    </style:style>
    <style:style style:name="T39" style:family="text">
      <style:text-properties officeooo:rsid="007a008d"/>
    </style:style>
    <style:style style:name="T40" style:family="text">
      <style:text-properties officeooo:rsid="007a7222"/>
    </style:style>
    <style:style style:name="T41" style:family="text">
      <style:text-properties officeooo:rsid="007e9a24"/>
    </style:style>
    <style:style style:name="T42" style:family="text">
      <style:text-properties officeooo:rsid="0081ea16"/>
    </style:style>
    <style:style style:name="T43" style:family="text">
      <style:text-properties officeooo:rsid="008357db"/>
    </style:style>
    <style:style style:name="T44" style:family="text">
      <style:text-properties officeooo:rsid="00844b9f"/>
    </style:style>
    <style:style style:name="T45" style:family="text">
      <style:text-properties officeooo:rsid="008a55a7"/>
    </style:style>
    <style:style style:name="T46" style:family="text">
      <style:text-properties officeooo:rsid="008c47f9"/>
    </style:style>
    <style:style style:name="T47" style:family="text">
      <style:text-properties officeooo:rsid="008e6d21"/>
    </style:style>
    <style:style style:name="T48" style:family="text">
      <style:text-properties officeooo:rsid="008ffe4b"/>
    </style:style>
    <style:style style:name="T49" style:family="text">
      <style:text-properties officeooo:rsid="0094333f"/>
    </style:style>
    <style:style style:name="T50" style:family="text">
      <style:text-properties officeooo:rsid="00961dde"/>
    </style:style>
    <style:style style:name="T51" style:family="text">
      <style:text-properties officeooo:rsid="00a1cfe9"/>
    </style:style>
    <style:style style:name="T52" style:family="text">
      <style:text-properties officeooo:rsid="00ac243d"/>
    </style:style>
    <style:style style:name="T53" style:family="text">
      <style:text-properties officeooo:rsid="00afbe63"/>
    </style:style>
    <style:style style:name="T54" style:family="text">
      <style:text-properties officeooo:rsid="00b1565f"/>
    </style:style>
    <style:style style:name="T55" style:family="text">
      <style:text-properties officeooo:rsid="00b58e27"/>
    </style:style>
    <style:style style:name="T56" style:family="text">
      <style:text-properties officeooo:rsid="00c55ecc"/>
    </style:style>
    <style:style style:name="T57" style:family="text">
      <style:text-properties officeooo:rsid="00c7b8f7"/>
    </style:style>
    <style:style style:name="T58" style:family="text">
      <style:text-properties officeooo:rsid="00c969c4"/>
    </style:style>
    <style:style style:name="T59" style:family="text">
      <style:text-properties officeooo:rsid="00cbfc96"/>
    </style:style>
    <style:style style:name="T60" style:family="text">
      <style:text-properties officeooo:rsid="00cc934b"/>
    </style:style>
    <style:style style:name="T61" style:family="text">
      <style:text-properties officeooo:rsid="00cca6ca"/>
    </style:style>
    <style:style style:name="T62" style:family="text">
      <style:text-properties officeooo:rsid="00d070d6"/>
    </style:style>
    <style:style style:name="T63" style:family="text">
      <style:text-properties officeooo:rsid="00d52ba0"/>
    </style:style>
    <style:style style:name="T64" style:family="text">
      <style:text-properties officeooo:rsid="00da8dcc"/>
    </style:style>
    <style:style style:name="T65" style:family="text">
      <style:text-properties officeooo:rsid="00ddfb14"/>
    </style:style>
    <style:style style:name="T66" style:family="text">
      <style:text-properties officeooo:rsid="00cc2f69"/>
    </style:style>
    <style:style style:name="T67" style:family="text">
      <style:text-properties officeooo:rsid="00de9fdc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dfaf2c" style:font-weight-asian="bold" style:font-weight-complex="bold"/>
    </style:style>
    <style:style style:name="T70" style:family="text">
      <style:text-properties fo:font-weight="bold" officeooo:rsid="00e05e8f" style:font-weight-asian="bold" style:font-weight-complex="bold"/>
    </style:style>
    <style:style style:name="T71" style:family="text">
      <style:text-properties officeooo:rsid="00dfaf2c"/>
    </style:style>
    <style:style style:name="T72" style:family="text">
      <style:text-properties fo:color="#000000" style:font-name="Liberation Mono" fo:font-size="10pt" style:font-size-asian="10pt" style:font-size-complex="10pt"/>
    </style:style>
    <style:style style:name="T73" style:family="text">
      <style:text-properties officeooo:rsid="00e05e8f"/>
    </style:style>
    <style:style style:name="T74" style:family="text">
      <style:text-properties officeooo:rsid="00e1e472"/>
    </style:style>
    <style:style style:name="T75" style:family="text">
      <style:text-properties officeooo:rsid="00e6ba0d"/>
    </style:style>
    <style:style style:name="T76" style:family="text">
      <style:text-properties officeooo:rsid="00e76c27"/>
    </style:style>
    <style:style style:name="T77" style:family="text">
      <style:text-properties officeooo:rsid="00e86ae3"/>
    </style:style>
    <style:style style:name="T78" style:family="text">
      <style:text-properties officeooo:rsid="00e9fa8d"/>
    </style:style>
    <style:style style:name="T79" style:family="text">
      <style:text-properties officeooo:rsid="00eb2033"/>
    </style:style>
    <style:style style:name="T80" style:family="text">
      <style:text-properties officeooo:rsid="00ec0e6c"/>
    </style:style>
    <style:style style:name="T81" style:family="text">
      <style:text-properties officeooo:rsid="00ec65e2"/>
    </style:style>
    <style:style style:name="T82" style:family="text">
      <style:text-properties officeooo:rsid="00ed6e41"/>
    </style:style>
    <style:style style:name="T83" style:family="text">
      <style:text-properties style:text-line-through-style="solid" style:text-line-through-type="single"/>
    </style:style>
    <style:style style:name="T84" style:family="text">
      <style:text-properties style:text-line-through-style="solid" style:text-line-through-type="single" officeooo:rsid="00ddfb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Star</text:p>
      <text:p text:style-name="P2"/>
      <text:p text:style-name="P2">Начало:</text:p>
      <text:p text:style-name="P2"/>
      <text:p text:style-name="P2">PHANTASYSTARBACKUPRAMPROGRAMMEDBYNAKAYUJI</text:p>
      <text:p text:style-name="P2"/>
      <text:p text:style-name="P2">00xC0</text:p>
      <text:p text:style-name="P4"/>
      <text:p text:style-name="P5"/>
      <text:p text:style-name="P2">1<text:bookmark-start text:name="__DdeLink__1908_1598143770"/>00-1d7-данныесохранёнки—<text:span text:style-name="T7">полноеокносрамкой.12строкпо18байт.Буквы—2байта.Примеры:C010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4">first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cc10cc10cc10cc10cc10:AAAAA</text:p>
      <text:p text:style-name="P8">12A:cb10cb10cb10cb10cb10:BBBBB</text:p>
      <text:p text:style-name="P2"/>
      <text:p text:style-name="P2"/>
      <text:p text:style-name="P9">2:</text:p>
      <text:p text:style-name="P9">013D-0145:10-&gt;00</text:p>
      <text:p text:style-name="P9">014E:название</text:p>
      <text:p text:style-name="P9">3:</text:p>
      <text:p text:style-name="P9">0153-0169:10-&gt;00</text:p>
      <text:p text:style-name="P9">0172–017A:название</text:p>
      <text:p text:style-name="P9">4:</text:p>
      <text:p text:style-name="P9">0185-018D:10-&gt;00</text:p>
      <text:p text:style-name="P9">0196-019E:название</text:p>
      <text:p text:style-name="P9">5:</text:p>
      <text:p text:style-name="P9">01A9-01B1:10-&gt;00</text:p>
      <text:p text:style-name="P9">01BA-01C2:название</text:p>
      <text:p text:style-name="P9"/>
      <text:p text:style-name="P9"/>
      <text:p text:style-name="P9">приудалениислота5символовдоназванияслотаприводятсяк10,вназваниивсе00→10,остальные→C0</text:p>
      <text:p text:style-name="P9"/>
      <text:p text:style-name="P10">игровыеданныеприудалениинестираются,такчто,можнопоказыватьчтослотбылудалён</text:p>
      <text:p text:style-name="P9"><text:soft-page-break/></text:p>
      <text:p text:style-name="P9"/>
      <text:p text:style-name="P2"/>
      <text:p text:style-name="P2"/>
      <text:p text:style-name="P2"/>
      <text:p text:style-name="P11">20<text:span text:style-name="T53">1</text:span>—011игра</text:p>
      <text:p text:style-name="P11">20<text:span text:style-name="T53">2</text:span>—012игра</text:p>
      <text:p text:style-name="P2"/>
      <text:p text:style-name="P2"/>
      <text:p text:style-name="P2"><text:bookmark-start text:name="__DdeLink__347_401953193"/>40<text:bookmark-end text:name="__DdeLink__347_401953193"/>1-402,413-414<text:tab/><text:tab/><text:bookmark-start text:name="__DdeLink__1953_1984034542"/>0006→1006→2006<text:bookmark-end text:name="__DdeLink__1953_1984034542"/>—передвинулсянашагX</text:p>
      <text:p text:style-name="P2">405-406,411-412<text:tab/><text:tab/><text:bookmark-start text:name="__DdeLink__1955_1984034542"/>0001→500<text:bookmark-end text:name="__DdeLink__1955_1984034542"/>1Y</text:p>
      <text:p text:style-name="P2"/>
      <text:p text:style-name="P2"/>
      <text:p text:style-name="P2">408-<text:span text:style-name="T10">409</text:span>—<text:span text:style-name="T10">номер</text:span>карт<text:span text:style-name="T10">ы.Например,</text:span><text:bookmark-start text:name="__DdeLink__1957_1984034542"/>0000—Палма,0404—Каминит<text:bookmark-end text:name="__DdeLink__1957_1984034542"/></text:p>
      <text:p text:style-name="P2"/>
      <text:p text:style-name="P2">40A:направлениевподземелье.Поумолчанию0.Поворотнаправо—1.Наоборот—2.Ещё—3.Сохраняетсяпослевыхода</text:p>
      <text:p text:style-name="P2"/>
      <text:p text:style-name="P2"><text:bookmark-start text:name="__DdeLink__349_401953193"/>40C—00→5e—номеркомнатывподземелье.<text:span text:style-name="T12">4бита—X,4бита—Y.Maxширина16x16</text:span></text:p>
      <text:p text:style-name="P2">Примечание:послезагрузкисохраненияоткрытыедверисновазакрыты.</text:p>
      <text:p text:style-name="P2"/>
      <text:p text:style-name="P2">40D<text:span text:style-name="T10">00</text:span><text:bookmark-start text:name="__DdeLink__351_401953193"/>→0<text:span text:style-name="T10">2</text:span>вошёлвподземельемедузы<text:bookmark-end text:name="__DdeLink__351_401953193"/>.<text:span text:style-name="T10">Возможноэтоуказательнаподземелье</text:span></text:p>
      <text:p text:style-name="P2"/>
      <text:p text:style-name="P2">415-416:000d→020b—вошёлвподземельеКаминита</text:p>
      <text:p text:style-name="P2"><text:tab/><text:tab/><text:tab/>040<text:span text:style-name="T5">b–</text:span><text:span text:style-name="T1">пещераМедузы</text:span></text:p>
      <text:p text:style-name="P2"><text:span text:style-name="T1">000</text:span><text:span text:style-name="T5">d–</text:span><text:span text:style-name="T1">Каминит,можетчто-тоещё</text:span></text:p>
      <text:p text:style-name="P2"/>
      <text:p text:style-name="P2"/>
      <text:p text:style-name="P12"><text:bookmark-start text:name="__DdeLink__1961_1984034542"/>Camineet<text:span text:style-name="T10">Warehouse</text:span><text:bookmark-end text:name="__DdeLink__1961_1984034542"/></text:p>
      <text:p text:style-name="P12">040D:00-&gt;02—вероятнотожеотноситсякномерукомнаты</text:p>
      <text:p text:style-name="P12">0415:00-&gt;02-???<text:span text:style-name="T20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-&gt;00—меняетсятольковподземелье</text:p>
      <text:p text:style-name="P13">0415:00-&gt;04<text:span text:style-name="T20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0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040D:1E-&gt;1D</text:p>
      <text:p text:style-name="P30">GothicPassage</text:p>
      <text:p text:style-name="P30">040D:1D-&gt;00</text:p>
      <text:p text:style-name="P30"><text:soft-page-break/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27">(Blue?)</text:span></text:p>
      <text:p text:style-name="P36">0416:0D-&gt;0B</text:p>
      <text:p text:style-name="P37">Medusa'sTower<text:span text:style-name="T28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040D:18-&gt;19</text:p>
      <text:p text:style-name="P47">#4</text:p>
      <text:p text:style-name="P47">040D:19-&gt;1A</text:p>
      <text:p text:style-name="P47"><text:soft-page-break/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0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0">3</text:span></text:p>
      <text:p text:style-name="P54">040D:<text:span text:style-name="T40">30-&gt;32</text:span></text:p>
      <text:p text:style-name="P54">0415:00-&gt;09(LightBlue/Black)</text:p>
      <text:p text:style-name="P54">0416:0D-&gt;0B</text:p>
      <text:p text:style-name="P54">DezorianCavern<text:span text:style-name="T40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LaconianShieldCave</text:p>
      <text:p text:style-name="P65">040D:2E-&gt;34</text:p>
      <text:p text:style-name="P65">0415:08-&gt;09</text:p>
      <text:p text:style-name="P65"><text:soft-page-break/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47">(0)</text:span></text:p>
      <text:p text:style-name="P72">040D:00-&gt;0B</text:p>
      <text:p text:style-name="P72">0415:04-&gt;01(orange/red)</text:p>
      <text:p text:style-name="P70">BayaMalay<text:span text:style-name="T47">(1)</text:span></text:p>
      <text:p text:style-name="P73">040D:0B-&gt;0C</text:p>
      <text:p text:style-name="P71">BayaMalay<text:span text:style-name="T47">(2)</text:span></text:p>
      <text:p text:style-name="P74">040D:0<text:span text:style-name="T49">C</text:span>-&gt;0<text:span text:style-name="T49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0">1</text:span></text:p>
      <text:p text:style-name="P78">040D:0B-&gt;0A</text:p>
      <text:p text:style-name="P69">-<text:span text:style-name="T50">2</text:span></text:p>
      <text:p text:style-name="P78">040D:0A-&gt;09</text:p>
      <text:p text:style-name="P69">-<text:span text:style-name="T50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/>
      <text:p text:style-name="P83">040E:<text:bookmark-start text:name="__DdeLink__1964_1984034542"/>00-&gt;08—накатере,04—вездеход,<text:span text:style-name="T55">0C-ледобур</text:span><text:bookmark-end text:name="__DdeLink__1964_1984034542"/></text:p>
      <text:p text:style-name="P24"/>
      <text:p text:style-name="P84"><text:soft-page-break/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2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417(01вместо00)—ПосетилцерковьКаминита</text:p>
      <text:p text:style-name="P144"><text:tab/>04–<text:span text:style-name="T1">церковьПасео</text:span><text:bookmark-end text:name="__DdeLink__349_401953193"/></text:p>
      <text:p text:style-name="P146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149">DA—HP</text:p>
      <text:p text:style-name="P149">38—Atk.</text:p>
      <text:p text:style-name="P149">78—Def.</text:p>
      <text:p text:style-name="P149">20—MP</text:p>
      <text:p text:style-name="P149">18F6(F618)—Exp.</text:p>
      <text:p text:style-name="P149">05—Боевыезаклинания</text:p>
      <text:p text:style-name="P149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4">0000000000000b0c0a00–<text:span text:style-name="T1">ПещерамедузыдоТайлона</text:span></text:p>
      <text:p text:style-name="P144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4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0550:01080000000008000D09000000000000</text:p>
      <text:p text:style-name="P92">Послепокупкиамулетавсёсбросилосьв0</text:p>
      <text:p text:style-name="P92"/>
      <text:p text:style-name="P93"><text:soft-page-break/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2">5</text:span>0:0000000000001200120D000000000000</text:p>
      <text:p text:style-name="P96">05<text:span text:style-name="T12">6</text:span>0:0000000000001200120D000000000000</text:p>
      <text:p text:style-name="P96">05<text:span text:style-name="T12">7</text:span>0:0000000000001200120D000000000000</text:p>
      <text:p text:style-name="P97">Всталувхода</text:p>
      <text:p text:style-name="P96">0580:0000000000001200120D000000000000</text:p>
      <text:p text:style-name="P96">05<text:span text:style-name="T12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5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19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Medusa03</text:p>
      <text:p text:style-name="P40">0540:016E</text:p>
      <text:p text:style-name="P40">0550:016E</text:p>
      <text:p text:style-name="P42"><text:soft-page-break/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42"/>
      <text:p text:style-name="P103">вподземельяхустранениеловушеквсейвахнеотмечается</text:p>
      <text:p text:style-name="P96"/>
      <text:p text:style-name="P96"/>
      <text:p text:style-name="P2">5C0-5D7-24предмета</text:p>
      <text:p text:style-name="P2">000000</text:p>
      <text:p text:style-name="P2">271С08—фонарик,карбоновыйщит,карбоновыймеч</text:p>
      <text:p text:style-name="P2">270200</text:p>
      <text:p text:style-name="P2"/>
      <text:p text:style-name="P2"/>
      <text:p text:style-name="P2">5E0—месеты,количествопредметов</text:p>
      <text:p text:style-name="P2">000000</text:p>
      <text:p text:style-name="P2">FFFF01—месет.65535(FFFF),1предмет.</text:p>
      <text:p text:style-name="P2"/>
      <text:p text:style-name="P2">5<text:span text:style-name="T5">F0–</text:span><text:span text:style-name="T1">00→</text:span><text:span text:style-name="T5">01–</text:span><text:span text:style-name="T1">сколькокомпаньонов</text:span></text:p>
      <text:p text:style-name="P2"/>
      <text:p text:style-name="P104"><text:span text:style-name="T6">0600:00-&gt;FFВпещереМедузывзялсундук</text:span>.</text:p>
      <text:p text:style-name="P105"><text:span text:style-name="T8">0601:00-&gt;01</text:span>—поговорилсСелин</text:p>
      <text:p text:style-name="P106"><text:span text:style-name="T9">0602:00-&gt;01</text:span>—поговорилсНекисом,взялгоршок</text:p>
      <text:p text:style-name="P107">0603:00-&gt;02—высвободилЛувено</text:p>
      <text:p text:style-name="P107">0604:00-&gt;01—высвободилЛувено→02—привёлассистента→03—заплатилдоктору1200месет→<text:span text:style-name="T24">04—нельзяускорить.поупражнялсянаслизи.Теперьнадообследоватькакую-нибудьпещеру→06—поубивалмонстров,спускалсявподземелье,потратилвремя,Лувенопостроен.06—заданиенайтиробота.07—вернулиХапсби.Предлагаетиспытатькорабль.</text:span></text:p>
      <text:p text:style-name="P107"/>
      <text:p text:style-name="P108">0606:00-&gt;01—Лутзвкоманде(либоотдалписьмо)<text:span text:style-name="T23">либосталдоступенпутькГотику</text:span></text:p>
      <text:p text:style-name="P85">0607:00-&gt;01—РазблокированафлейтавГотике</text:p>
      <text:p text:style-name="P45">0608:00-&gt;01—РазблокировалкатернавоздушнойподушкевБортево</text:p>
      <text:p text:style-name="P109">0609:00-&gt;01—Далденегстаросте—разблокировалЩитПерсея</text:p>
      <text:p text:style-name="P45"/>
      <text:p text:style-name="P145"><text:span text:style-name="T11">060A:00-&gt;FF</text:span>–<text:span text:style-name="T1">спасТайлона</text:span></text:p>
      <text:p text:style-name="P147">0611:00-&gt;FF—отдалтортикроботу</text:p>
      <text:p text:style-name="P2"/>
      <text:p text:style-name="P110">0616:00-&gt;01—убитLasiec(вAirCastle)</text:p>
      <text:p text:style-name="P111">0617:00-&gt;FF—убитLasiec(Shadow)</text:p>
      <text:p text:style-name="P36">0618:00-&gt;FF—убилDrMad(+горшок)</text:p>
      <text:p text:style-name="P2"/>
      <text:p text:style-name="P2">//</text:p>
      <text:p text:style-name="P112">0700:FF-&gt;00—<text:span text:style-name="T13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3">0703:00-&gt;FF—EmptyTiadaPrison</text:p>
      <text:p text:style-name="P114"><text:span text:style-name="T9">0</text:span>704:FFизначально<text:span text:style-name="T14">FF-&gt;00—ключотподземелья</text:span>вподземельеКаминита.<text:span text:style-name="T14">РазблокируетсяпоследиалогавЭппи</text:span></text:p>
      <text:p text:style-name="P115"><text:span text:style-name="T9">0705:00-&gt;FF</text:span>—<text:span text:style-name="T9">50</text:span>монетвподземельеКаминита</text:p>
      <text:p text:style-name="P34">0706:00-&gt;FF—30AbionWarehouse</text:p>
      <text:p text:style-name="P35">070<text:span text:style-name="T26">7</text:span>:00-&gt;FF—<text:span text:style-name="T26">2</text:span>0AbionWarehouse</text:p>
      <text:p text:style-name="P116">0708:00-&gt;FF-<text:span text:style-name="T29">EmptyMedusa“sTower#1</text:span></text:p>
      <text:p text:style-name="P39">0709:00-&gt;FF<text:span text:style-name="T28">—BurgerMedusa“sTower</text:span>#1</text:p>
      <text:p text:style-name="P117">070A:00-&gt;FF<text:span text:style-name="T28">—</text:span>10<text:span text:style-name="T28">Medusa“sTower#1</text:span></text:p>
      <text:p text:style-name="P38">070B:00-&gt;FF—BurgerMedusa“sTower<text:span text:style-name="T29">#1</text:span></text:p>
      <text:p text:style-name="P2"><text:soft-page-break/></text:p>
      <text:p text:style-name="P117">070D:00-&gt;FF<text:span text:style-name="T28">—</text:span>Escaper<text:span text:style-name="T28">Medusa“sTower#1</text:span></text:p>
      <text:p text:style-name="P118">070E:00-&gt;FF<text:span text:style-name="T28">—</text:span>Flash<text:span text:style-name="T28">Medusa“sTower#1</text:span></text:p>
      <text:p text:style-name="P39">070F:00-&gt;FF-20<text:span text:style-name="T28">Medusa“sTower#</text:span>2</text:p>
      <text:p text:style-name="P39">0710:00-&gt;FF-Cola<text:span text:style-name="T28">Medusa“sTower#</text:span>2</text:p>
      <text:p text:style-name="P117"/>
      <text:p text:style-name="P40">0712:00-&gt;FF<text:span text:style-name="T29">-</text:span>Empty<text:span text:style-name="T29">Medusa“sTower#2</text:span></text:p>
      <text:p text:style-name="P39">0713:00-&gt;FF-10<text:span text:style-name="T28">Medusa“sTower#</text:span>3</text:p>
      <text:p text:style-name="P40">0714:00-&gt;FF<text:span text:style-name="T29">-</text:span>5<text:span text:style-name="T29">Medusa“sTower#3</text:span></text:p>
      <text:p text:style-name="P41">0715:00-&gt;FF<text:span text:style-name="T29">-EmptyMedusa“sTower#4</text:span></text:p>
      <text:p text:style-name="P41">0716:00-&gt;FF<text:span text:style-name="T29">-</text:span>Burger<text:span text:style-name="T29">Medusa“sTower#4</text:span></text:p>
      <text:p text:style-name="P41"/>
      <text:p text:style-name="P40">0719:00-&gt;FF<text:span text:style-name="T29">-</text:span>35<text:span text:style-name="T29">Medusa“sTower#</text:span>4</text:p>
      <text:p text:style-name="P117"/>
      <text:p text:style-name="P41">071C:00-&gt;FF<text:span text:style-name="T29">-10Medusa“sTower#</text:span>4</text:p>
      <text:p text:style-name="P41">071A:00-&gt;FF<text:span text:style-name="T29">-EmptyMedusa“sTower#4</text:span></text:p>
      <text:p text:style-name="P41"/>
      <text:p text:style-name="P42">071D:00-&gt;FF<text:span text:style-name="T29">-</text:span>Burger<text:span text:style-name="T29">Medusa“sTower#</text:span>5</text:p>
      <text:p text:style-name="P42">0720:00-&gt;FF<text:span text:style-name="T29">-EmptyMedusa“sTower#</text:span>5</text:p>
      <text:p text:style-name="P74">0721:00-&gt;FF—Burger<text:span text:style-name="T48">BayaMalay#-3</text:span></text:p>
      <text:p text:style-name="P119">0722:00-&gt;FF-50<text:span text:style-name="T48">BayaMalay#-</text:span>3</text:p>
      <text:p text:style-name="P119">0723:00-&gt;FF-<text:span text:style-name="T48">EmptyBayaMalay#-</text:span>3</text:p>
      <text:p text:style-name="P43">0724:00-&gt;FF<text:span text:style-name="T30">-</text:span>Cola<text:span text:style-name="T30">Medusa“sTower#</text:span>7</text:p>
      <text:p text:style-name="P78">0725:00-&gt;FF-Burger<text:span text:style-name="T47">BayaMalay#-</text:span>2</text:p>
      <text:p text:style-name="P78">0726:00-&gt;FF—MagicLamp<text:span text:style-name="T47">BayaMalay#-</text:span>2</text:p>
      <text:p text:style-name="P43">0727:00-&gt;FF<text:span text:style-name="T30">-EmptyMedusa“sTower#</text:span>8</text:p>
      <text:p text:style-name="P120">0728:00-&gt;FF<text:span text:style-name="T48">-</text:span>Cola<text:span text:style-name="T48">BayaMalay#-1</text:span></text:p>
      <text:p text:style-name="P121">0729:00-&gt;FF-500<text:span text:style-name="T47">BayaMalay#-</text:span>1</text:p>
      <text:p text:style-name="P78">072A:00-&gt;FF<text:span text:style-name="T48">-500BayaMalay#-1</text:span></text:p>
      <text:p text:style-name="P78">072B:00-&gt;FF<text:span text:style-name="T48">-</text:span>Escaper<text:span text:style-name="T48">BayaMalay#-1</text:span></text:p>
      <text:p text:style-name="P119">072C:00-&gt;FF<text:span text:style-name="T48">-EmptyBayaMalay#-1</text:span></text:p>
      <text:p text:style-name="P72">072D:00-&gt;FF—ShortSwordBayaMalay#0</text:p>
      <text:p text:style-name="P120">072E:00-&gt;FF<text:span text:style-name="T48">—</text:span>LightSaber<text:span text:style-name="T48">BayaMalay#0</text:span></text:p>
      <text:p text:style-name="P121">072F:00-&gt;FF—Burger<text:span text:style-name="T47">BayaMalay#</text:span>0</text:p>
      <text:p text:style-name="P77">0730:00-&gt;FF—IronSword<text:span text:style-name="T48">BayaMalay#0</text:span></text:p>
      <text:p text:style-name="P77">0731:00-&gt;FF—MagicKey<text:span text:style-name="T47">BayaMalay#</text:span>1</text:p>
      <text:p text:style-name="P122">0732:00-&gt;FF<text:span text:style-name="T49">—</text:span>20<text:span text:style-name="T49">BayaMalay#1</text:span></text:p>
      <text:p text:style-name="P122"/>
      <text:p text:style-name="P77">0734:00-&gt;FF—100<text:span text:style-name="T47">BayaMalay#</text:span>2</text:p>
      <text:p text:style-name="P77">0735:00-&gt;FF—IronAxe<text:span text:style-name="T47">BayaMalay#</text:span>2</text:p>
      <text:p text:style-name="P75">0736:00-&gt;FF<text:span text:style-name="T49">—</text:span>Empty<text:span text:style-name="T49">BayaMalay#2</text:span></text:p>
      <text:p text:style-name="P75"/>
      <text:p text:style-name="P77">0738:00-&gt;FF—Empty<text:span text:style-name="T47">BayaMalay#</text:span>2</text:p>
      <text:p text:style-name="P76">0739:00-&gt;FF<text:span text:style-name="T47">—</text:span>Burger<text:span text:style-name="T47">BayaMalay#3</text:span></text:p>
      <text:p text:style-name="P76">073A:00-&gt;FF<text:span text:style-name="T47">—EmptyBayaMalay#3</text:span></text:p>
      <text:p text:style-name="P76">073B:00-&gt;FF<text:span text:style-name="T47">—</text:span>Burger<text:span text:style-name="T47">BayaMalay#3</text:span></text:p>
      <text:p text:style-name="P72">073C:00-&gt;FF—EmptyBayaMalay#3</text:p>
      <text:p text:style-name="P72"/>
      <text:p text:style-name="P24">073E:00-&gt;FF<text:span text:style-name="T16">—</text:span>Cola<text:span text:style-name="T16">Scion(Iala)Cave</text:span>#4</text:p>
      <text:p text:style-name="P24">073F:00-&gt;FF<text:span text:style-name="T16">—EmptyScion(Iala)Cave</text:span>#4</text:p>
      <text:p text:style-name="P22"/>
      <text:p text:style-name="P22"/>
      <text:p text:style-name="P26">0740:00-&gt;FF<text:span text:style-name="T17">—Flash</text:span>Naula<text:span text:style-name="T17">Cave#4</text:span></text:p>
      <text:p text:style-name="P24">0741:00-&gt;FF<text:bookmark-start text:name="__DdeLink__477_2026303580"/><text:span text:style-name="T17">—FlashScionCave</text:span>#4<text:bookmark-end text:name="__DdeLink__477_2026303580"/></text:p>
      <text:p text:style-name="P22">0742:00-&gt;FF-Burger<text:span text:style-name="T15">ScionCave#4</text:span></text:p>
      <text:p text:style-name="P26">0743:00-&gt;FF—10mesetNaulaCave#3</text:p>
      <text:p text:style-name="P20">0744:00-&gt;FF<text:span text:style-name="T15">—</text:span>5<text:span text:style-name="T15">0mesetScionCave</text:span>#3</text:p>
      <text:p text:style-name="P20">074<text:span text:style-name="T18">5</text:span>:00-&gt;FF<text:span text:style-name="T15">—</text:span>2<text:span text:style-name="T15">0mesetScionCave</text:span>#3</text:p>
      <text:p text:style-name="P20">0746:00-&gt;FF<text:span text:style-name="T15">—</text:span>2<text:span text:style-name="T15">0mesetScionCave</text:span>#3</text:p>
      <text:p text:style-name="P100"/>
      <text:p text:style-name="P20">0748:00-&gt;FF<text:span text:style-name="T16">—EmptyScion</text:span>(Iala)<text:span text:style-name="T16">Cave#2</text:span></text:p>
      <text:p text:style-name="P101">074A:00-&gt;FF—Flash<text:span text:style-name="T15">ScionCave</text:span>#2</text:p>
      <text:p text:style-name="P26">074B:00-&gt;FF—ShortSwordNaulaCave#2</text:p>
      <text:p text:style-name="P101">074C:00-&gt;FF<text:span text:style-name="T15">—20mesetScionCave</text:span>#2</text:p>
      <text:p text:style-name="P101"><text:soft-page-break/>074D:00-&gt;FF<text:span text:style-name="T16">—EmptyScionCave</text:span>#2</text:p>
      <text:p text:style-name="P99">074E:00-&gt;FF—ColaScionCave<text:span text:style-name="T17">#1</text:span></text:p>
      <text:p text:style-name="P17">074F:00-&gt;FF—20meset<text:span text:style-name="T15">ScionCave#1</text:span></text:p>
      <text:p text:style-name="P17">0750:00-&gt;FF—Empty<text:span text:style-name="T15">ScionCave#1</text:span></text:p>
      <text:p text:style-name="P17">0751:00-&gt;FF—Empty<text:span text:style-name="T15">ScionCave#1</text:span></text:p>
      <text:p text:style-name="P2"/>
      <text:p text:style-name="P123">0753:00-&gt;FF100<text:span text:style-name="T25">BortevoPassage</text:span></text:p>
      <text:p text:style-name="P33">0754:00-&gt;FFEmptyBortevoPassage</text:p>
      <text:p text:style-name="P123">0755:00-&gt;FFFlash<text:span text:style-name="T25">BortevoPassage</text:span></text:p>
      <text:p text:style-name="P33">0756:00-&gt;FFEscaperBortevoPassage</text:p>
      <text:p text:style-name="P124">0757:00-&gt;FF20<text:span text:style-name="T33">ForgottenTower#</text:span>1</text:p>
      <text:p text:style-name="P124"/>
      <text:p text:style-name="P46">0759:00-&gt;FFEmptyForgottenTower#2</text:p>
      <text:p text:style-name="P47">075A:00-&gt;FF<text:span text:style-name="T34">BurgerForgottenTower#3</text:span></text:p>
      <text:p text:style-name="P47">075B:00-&gt;FF<text:span text:style-name="T33">EmptyForgottenTower#</text:span>3</text:p>
      <text:p text:style-name="P125">075C:00-&gt;FF<text:span text:style-name="T34">1</text:span>00<text:span text:style-name="T34">ForgottenTower#3</text:span></text:p>
      <text:p text:style-name="P126">075D:00-&gt;FF1<text:span text:style-name="T33">ForgottenTower#</text:span>3</text:p>
      <text:p text:style-name="P126">075E:00-&gt;FFBurger<text:span text:style-name="T33">ForgottenTower#</text:span>3</text:p>
      <text:p text:style-name="P126">075F:00-&gt;FF<text:span text:style-name="T33">EmptyForgottenTower#</text:span>3</text:p>
      <text:p text:style-name="P47">0760:00-&gt;FF<text:span text:style-name="T33">EmptyForgottenTower#</text:span>4</text:p>
      <text:p text:style-name="P127">0761:00-&gt;FF20<text:span text:style-name="T34">ForgottenTower#</text:span>4</text:p>
      <text:p text:style-name="P127">0762:00-&gt;FF<text:span text:style-name="T34">BurgerForgottenTower#</text:span>4</text:p>
      <text:p text:style-name="P47">0763:00-&gt;FF<text:span text:style-name="T33">EmptyForgottenTower#</text:span>4</text:p>
      <text:p text:style-name="P128">0764:00-&gt;FF<text:span text:style-name="T35">BurgerForgottenTower#</text:span>5</text:p>
      <text:p text:style-name="P29">0765:00-&gt;FF<text:span text:style-name="T21">—</text:span>2000-<text:span text:style-name="T21">NaharuCave#</text:span>3</text:p>
      <text:p text:style-name="P108">0766:00-&gt;FF<text:span text:style-name="T22">—FlashNaharuCave#2</text:span></text:p>
      <text:p text:style-name="P108">0767:00-&gt;FF-Burger<text:span text:style-name="T22">NaharuCave#2</text:span></text:p>
      <text:p text:style-name="P108">0768:00-&gt;FF-Burger<text:span text:style-name="T22">NaharuCave#2</text:span></text:p>
      <text:p text:style-name="P29">0769:00-&gt;FF—Flash<text:span text:style-name="T21">NaharuCave#</text:span>2</text:p>
      <text:p text:style-name="P108">076A:00-&gt;FF-50<text:span text:style-name="T22">NaharuCave#2</text:span></text:p>
      <text:p text:style-name="P28">076B:00-&gt;FF—ColaNaharuCave#1</text:p>
      <text:p text:style-name="P29">076C:00-&gt;FF<text:span text:style-name="T21">—</text:span>20meset<text:span text:style-name="T21">NaharuCave#1</text:span></text:p>
      <text:p text:style-name="P129">076D:00-&gt;FF—500(300?)<text:span text:style-name="T37">Tajima'sCave#3</text:span></text:p>
      <text:p text:style-name="P130">076E:00-&gt;FF<text:span text:style-name="T37">—EmptyTajima'sCave#</text:span>3</text:p>
      <text:p text:style-name="P130">076F:00-&gt;FF<text:span text:style-name="T37">—EmptyTajima'sCave#</text:span>3</text:p>
      <text:p text:style-name="P130">0771:00-&gt;FF<text:span text:style-name="T37">—EmptyTajima'sCave#</text:span>3</text:p>
      <text:p text:style-name="P130"/>
      <text:p text:style-name="P131">0773:00-&gt;FF<text:span text:style-name="T37">—</text:span>Flash<text:span text:style-name="T37">Tajima'sCave#</text:span>2</text:p>
      <text:p text:style-name="P51">0774:00-&gt;FF<text:span text:style-name="T37">—</text:span>Empty<text:span text:style-name="T37">Tajima'sCave#2</text:span></text:p>
      <text:p text:style-name="P131">0775:00-&gt;FF<text:span text:style-name="T37">—</text:span>Burger<text:span text:style-name="T37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2">077A:00-&gt;FF—100CasbaCave#3</text:p>
      <text:p text:style-name="P132">077B:00-&gt;FF—EmptyCasbaCave#3</text:p>
      <text:p text:style-name="P132">077C:00-&gt;FF-100CasbaCave#3</text:p>
      <text:p text:style-name="P132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2">CoronaTower</text:span>#1</text:p>
      <text:p text:style-name="P63">0783:00-&gt;FF—Empty<text:span text:style-name="T42">CoronaTower</text:span>#2</text:p>
      <text:p text:style-name="P63">0784:00-&gt;FF—Burger<text:span text:style-name="T42">CoronaTower</text:span>#2</text:p>
      <text:p text:style-name="P63">0785:00-&gt;FF—500<text:span text:style-name="T42">CoronaTower</text:span>#2</text:p>
      <text:p text:style-name="P64">0786:00-&gt;FF—20<text:span text:style-name="T43">CoronaTower#</text:span>3</text:p>
      <text:p text:style-name="P64">0787:00-&gt;FF—Cola<text:span text:style-name="T43">CoronaTower#</text:span>3</text:p>
      <text:p text:style-name="P64">0788:00-&gt;FF-Flash<text:span text:style-name="T43">CoronaTower#</text:span>3</text:p>
      <text:p text:style-name="P133">0789:00-&gt;FF<text:span text:style-name="T44">—20CoronaTower#3</text:span></text:p>
      <text:p text:style-name="P64">078A:00-&gt;FF-<text:span text:style-name="T43">EmptyCoronaTower#</text:span>3</text:p>
      <text:p text:style-name="P134">078B:00-&gt;FF-<text:span text:style-name="T46">LaconianShieldLaconianShieldCave#</text:span>6</text:p>
      <text:p text:style-name="P55"><text:span text:style-name="T39">078C:00-&gt;FF-Empty</text:span>DezorianCavern1</text:p>
      <text:p text:style-name="P66">078D:00-&gt;FF-<text:span text:style-name="T39">Empty</text:span>LaconianShieldCave#<text:span text:style-name="T46">6</text:span></text:p>
      <text:p text:style-name="P135">078E:00-&gt;FF-100<text:span text:style-name="T38">DezorianCavern1</text:span></text:p>
      <text:p text:style-name="P136"><text:soft-page-break/>078<text:span text:style-name="T40">F</text:span>:00-&gt;FF-<text:span text:style-name="T40">EmptyDezorianCavern3</text:span></text:p>
      <text:p text:style-name="P134">0790:00-&gt;FF—Empty<text:span text:style-name="T45">LaconianShieldCave#</text:span>2</text:p>
      <text:p text:style-name="P67">0791:00-&gt;FF-50<text:span text:style-name="T45">LaconianShieldCave#</text:span>1</text:p>
      <text:p text:style-name="P67">0792:00-&gt;FF—MagicHat<text:span text:style-name="T45">LaconianShieldCave#</text:span>1</text:p>
      <text:p text:style-name="P67">0793:00-&gt;FF—CeramicShield<text:span text:style-name="T45">LaconianShieldCave#</text:span>1</text:p>
      <text:p text:style-name="P58">0794:00-&gt;FF—MagicHatAeroPrismCave</text:p>
      <text:p text:style-name="P58"/>
      <text:p text:style-name="P107">07C1:00-&gt;FF—SkeletonTriadaPrison</text:p>
      <text:p text:style-name="P107"/>
      <text:p text:style-name="P43">07C5:00-&gt;FF—MedusaMedusa“sTower</text:p>
      <text:p text:style-name="P43"/>
      <text:p text:style-name="P23">07C9:00-&gt;FF—IronFang<text:span text:style-name="T15">ScionCave#4</text:span></text:p>
      <text:p text:style-name="P2"/>
      <text:p text:style-name="P128">07CB:00-&gt;FF-<text:span text:style-name="T22">RedDragonForgottenTower#</text:span>5<text:span text:style-name="T36">+Lac.Sw.</text:span></text:p>
      <text:p text:style-name="P29">07CC:00-&gt;FF—RedDragon<text:span text:style-name="T21">NaharuCave#</text:span>3</text:p>
      <text:p text:style-name="P2"/>
      <text:p text:style-name="P132">07CE:00-&gt;FF—BlueDragonCasbaCave#3<text:span text:style-name="T31">+Carbuncul</text:span></text:p>
      <text:p text:style-name="P2"/>
      <text:p text:style-name="P137">07D8:00-&gt;FF—Titan<text:span text:style-name="T41">AeroPrismCave</text:span>+<text:span text:style-name="T41">AeroPrism</text:span></text:p>
      <text:p text:style-name="P58"/>
      <text:p text:style-name="P2"/>
      <text:p text:style-name="P138">Интересно,еслиЛутзпрокачан,тоТаджиманебудетснимдраться,ноиничегонедаст</text:p>
      <text:p text:style-name="P2"/>
      <text:p text:style-name="P2"/>
      <text:p text:style-name="P62"/>
      <text:p text:style-name="P11"><text:bookmark-start text:name="__DdeLink__1910_1598143770"/>400→800→<text:span text:style-name="T51">C00→1000→1400</text:span><text:bookmark-end text:name="__DdeLink__1910_1598143770"/></text:p>
      <text:p text:style-name="P2"/>
      <text:p text:style-name="P2"/>
      <text:p text:style-name="P139">saves:</text:p>
      <text:p text:style-name="P140">1FFB</text:p>
      <text:p text:style-name="P140">7FFF</text:p>
      <text:p text:style-name="P2"/>
      <text:p text:style-name="P2"/>
      <text:p text:style-name="P2"/>
      <text:p text:style-name="P2"/>
      <text:p text:style-name="P139">USROM:</text:p>
      <text:p text:style-name="P2"/>
      <text:p text:style-name="P139">807-846:PHANTASYSTARBACKUPRAMPROGRAMMEDBYNAKAYUJI</text:p>
      <text:p text:style-name="P2"/>
      <text:p text:style-name="P139">7d17-7da2-алфавит,вероятноиспользуетсяприименованиислота</text:p>
      <text:p text:style-name="P139"/>
      <text:p text:style-name="P139">7da3-7faa—всепредметы</text:p>
      <text:p text:style-name="P139"/>
      <text:p text:style-name="P139">7ff0—TMRSEGA</text:p>
      <text:p text:style-name="P2"/>
      <text:p text:style-name="P141">8000-поинтеры</text:p>
      <text:p text:style-name="P2"/>
      <text:p text:style-name="P1"><text:span text:style-name="T72">82aa—ba80диалоги</text:span><text:a xlink:type="simple" xlink:href="mailto:I@M" text:style-name="Internet_20_link" text:visited-style-name="Visited_20_Internet_20_Link">I@M</text:a><text:span text:style-name="T72">SUENO,….</text:span></text:p>
      <text:p text:style-name="P2"/>
      <text:p text:style-name="P141">Ba81—поинтеры</text:p>
      <text:p text:style-name="P141"/>
      <text:p text:style-name="P141">bb81-bfffALISMYAUATTACKEFFECTIVEMAGIC,…</text:p>
      <text:p text:style-name="P141"/>
      <text:p text:style-name="P141">c000-с17а100С100С100С100B,...</text:p>
      <text:p text:style-name="P141"/>
      <text:p text:style-name="P141"/>
      <text:p text:style-name="P141">c69f-cfc6?—SWORM,...</text:p>
      <text:p text:style-name="P141">дальшеещёкакие-тотаблицы</text:p>
      <text:p text:style-name="P141"/>
      <text:p text:style-name="P141"/>
      <text:p text:style-name="P142">30000—мелодиякаминит???<text:span text:style-name="T52">можеттакжебытькодраспаковкизвука</text:span></text:p>
      <text:p text:style-name="P141"/>
      <text:p text:style-name="P143">33108-33fffDODGES,SPEAKS,...</text:p>
      <text:p text:style-name="P141"/>
      <text:p text:style-name="P143"><text:soft-page-break/>53ddc-53fff—STAFFJTOTALPLANNING...</text:p>
      <text:p text:style-name="P2"/>
      <text:p text:style-name="P143">7fffffъ</text:p>
      <text:p text:style-name="P2"/>
      <text:p text:style-name="P2"/>
      <text:p text:style-name="P2"/>
      <text:p text:style-name="P2">F8AF—1-йуровеньАлисы.Каждые8байт—новыйуровень.</text:p>
      <text:p text:style-name="P2">Всего240байт</text:p>
      <text:p text:style-name="P149">DA38782018F60502—30-й</text:p>
      <text:p text:style-name="P149"/>
      <text:p text:style-name="P149">DA—HP</text:p>
      <text:p text:style-name="P149">38—Atk.</text:p>
      <text:p text:style-name="P149">78—Def.</text:p>
      <text:p text:style-name="P149">20—MP</text:p>
      <text:p text:style-name="P149">18F6(F618)—Exp.</text:p>
      <text:p text:style-name="P149">05—Боевыезаклинания</text:p>
      <text:p text:style-name="P149">02—Мирныезаклинания</text:p>
      <text:p text:style-name="P149"/>
      <text:p text:style-name="P149">F99F—Мяу</text:p>
      <text:p text:style-name="P197">D656763760EA0403</text:p>
      <text:p text:style-name="P149">FA8F—Тайлон</text:p>
      <text:p text:style-name="P149">FB7F-FC6E—Лутз</text:p>
      <text:p text:style-name="P150">C34B7B5350C30505</text:p>
      <text:p text:style-name="P150"/>
      <text:p text:style-name="P151">180h=384</text:p>
      <text:p text:style-name="P152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152"/>
      <text:p text:style-name="P152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152"/>
      <text:p text:style-name="P153">ширинаоколо30</text:p>
      <text:p text:style-name="P153">bf=191</text:p>
      <text:p text:style-name="P153"/>
      <text:p text:style-name="P153"/>
      <text:p text:style-name="P153"/>
      <text:p text:style-name="P153"/>
      <text:p text:style-name="P153"/>
      <text:p text:style-name="P153"/>
      <text:p text:style-name="P154">████████████████</text:p>
      <text:p text:style-name="P154">█A0000█80000000█</text:p>
      <text:p text:style-name="P154">█████0██████0█0█</text:p>
      <text:p text:style-name="P154">█████0████8█0█0█</text:p>
      <text:p text:style-name="P154">█0000000500█0█0█</text:p>
      <text:p text:style-name="P154">█0███0██████0█0█</text:p>
      <text:p text:style-name="P154">█0█8█0█804000█A█</text:p>
      <text:p text:style-name="P154">█5█0█0██████████</text:p>
      <text:p text:style-name="P154">█0█0000050000███</text:p>
      <text:p text:style-name="P154">█0█0████████000█</text:p>
      <text:p text:style-name="P154">█0000000000███0█</text:p>
      <text:p text:style-name="P154">██████████0███0█</text:p>
      <text:p text:style-name="P154">█0000050000█000█</text:p>
      <text:p text:style-name="P154">█0██████████0█0█</text:p>
      <text:p text:style-name="P154">█000000000000█A█</text:p>
      <text:p text:style-name="P154"><text:bookmark-start text:name="__DdeLink__1977_2133758965"/>█<text:bookmark-end text:name="__DdeLink__1977_2133758965"/>███████████████</text:p>
      <text:p text:style-name="P154"/>
      <text:p text:style-name="P192">3DF6E—map#0.8bytesx16rows=0x80</text:p>
      <text:p text:style-name="P192">3FDED — последний байт</text:p>
      <text:p text:style-name="P192"><text:soft-page-break/></text:p>
      <text:p text:style-name="P194">вероятно перед ними карты планет. Надо проверить.</text:p>
      <text:p text:style-name="P194"/>
      <text:p text:style-name="P192"/>
      <text:p text:style-name="P192">3D карт (больше чем думалось!!!)</text:p>
      <text:p text:style-name="P192"/>
      <text:p text:style-name="P193"/>
      <text:p text:style-name="P194">████████████████</text:p>
      <text:p text:style-name="P194">███████8████████</text:p>
      <text:p text:style-name="P194">███████0████████</text:p>
      <text:p text:style-name="P194">████D██5████████</text:p>
      <text:p text:style-name="P194">████0██0████████</text:p>
      <text:p text:style-name="P194">██000000000508██</text:p>
      <text:p text:style-name="P194">██0██0███0██████</text:p>
      <text:p text:style-name="P194">██5██D███D██████</text:p>
      <text:p text:style-name="P194">██0████D████D███</text:p>
      <text:p text:style-name="P194">██000██0████0███</text:p>
      <text:p text:style-name="P194">██0█000000000███</text:p>
      <text:p text:style-name="P194">██8██0███0██████</text:p>
      <text:p text:style-name="P194">██0██D███5██████</text:p>
      <text:p text:style-name="P194">██0██████0██████</text:p>
      <text:p text:style-name="P194">██C██████8██████</text:p>
      <text:p text:style-name="P194">████████████████</text:p>
      <text:p text:style-name="P194"/>
      <text:p text:style-name="P192"/>
      <text:p text:style-name="P192">████████████████</text:p>
      <text:p text:style-name="P192">████████████████</text:p>
      <text:p text:style-name="P192">████30007███████</text:p>
      <text:p text:style-name="P192">████████████████</text:p>
      <text:p text:style-name="P192">███000003███████</text:p>
      <text:p text:style-name="P192">█████0██████████</text:p>
      <text:p text:style-name="P192">████70██7███████</text:p>
      <text:p text:style-name="P192">█████0██0█7█████</text:p>
      <text:p text:style-name="P192">█████8██0000████</text:p>
      <text:p text:style-name="P192">█████0██8█0█████</text:p>
      <text:p text:style-name="P192">████████0█007███</text:p>
      <text:p text:style-name="P192">███████7██0█████</text:p>
      <text:p text:style-name="P192">█████0000007████</text:p>
      <text:p text:style-name="P192">███████0████████</text:p>
      <text:p text:style-name="P192">███████0████████</text:p>
      <text:p text:style-name="P192">███████0████████</text:p>
      <text:p text:style-name="P192"/>
      <text:p text:style-name="P192"/>
      <text:p text:style-name="P195">до подземелья</text:p>
      <text:p text:style-name="P19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3">0D6F6</text:p>
          </table:table-cell>
          <table:table-cell table:style-name="Таблица1.A1" office:value-type="string">
            <text:p text:style-name="P203"/>
          </table:table-cell>
        </table:table-row>
        <table:table-row>
          <table:table-cell table:style-name="Таблица1.A1" office:value-type="string">
            <text:p text:style-name="P203">0D6F7</text:p>
          </table:table-cell>
          <table:table-cell table:style-name="Таблица1.A1" office:value-type="string">
            <text:p text:style-name="P203"/>
          </table:table-cell>
        </table:table-row>
      </table:table>
      <text:p text:style-name="P192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3">30043</text:p>
          </table:table-cell>
          <table:table-cell table:style-name="Таблица2.A1" office:value-type="string">
            <text:p text:style-name="P203"/>
          </table:table-cell>
        </table:table-row>
      </table:table>
      <text:p text:style-name="P192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03">308C7</text:p>
          </table:table-cell>
          <table:table-cell table:style-name="Таблица3.A1" office:value-type="string">
            <text:p text:style-name="P203"/>
          </table:table-cell>
        </table:table-row>
      </table:table>
      <text:p text:style-name="P192"/>
      <text:p text:style-name="P192"/>
      <text:p text:style-name="P192"/>
      <text:p text:style-name="P196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03">311AC</text:p>
          </table:table-cell>
          <table:table-cell table:style-name="Таблица4.A1" office:value-type="string">
            <text:p text:style-name="P203"/>
          </table:table-cell>
        </table:table-row>
      </table:table>
      <text:p text:style-name="P192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03">31258</text:p>
          </table:table-cell>
          <table:table-cell table:style-name="Таблица5.A1" office:value-type="string">
            <text:p text:style-name="P203"/>
          </table:table-cell>
        </table:table-row>
      </table:table>
      <text:p text:style-name="P192"/>
      <text:p text:style-name="P192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03">3287D</text:p>
          </table:table-cell>
          <table:table-cell table:style-name="Таблица6.A1" office:value-type="string">
            <text:p text:style-name="P203"/>
          </table:table-cell>
        </table:table-row>
      </table:table>
      <text:p text:style-name="P192"/>
      <table:table table:name="Таблица7" table:style-name="Таблица7">
        <table:table-column table:style-name="Таблица7.A"/>
        <table:table-column table:style-name="Таблица7.B"/>
        <text:soft-page-break/>
        <table:table-row>
          <table:table-cell table:style-name="Таблица7.A1" office:value-type="string">
            <text:p text:style-name="P203">32968</text:p>
          </table:table-cell>
          <table:table-cell table:style-name="Таблица7.A1" office:value-type="string">
            <text:p text:style-name="P203"/>
          </table:table-cell>
        </table:table-row>
      </table:table>
      <text:p text:style-name="P192"/>
      <text:p text:style-name="P192"/>
      <text:p text:style-name="P192"/>
      <text:p text:style-name="P195">Dung</text:p>
      <text:p text:style-name="P155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02">0D80C</text:p>
          </table:table-cell>
          <table:table-cell table:style-name="Таблица8.A1" office:value-type="string">
            <text:p text:style-name="P203">20582</text:p>
          </table:table-cell>
        </table:table-row>
      </table:table>
      <text:p text:style-name="P155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02">0D81E</text:p>
          </table:table-cell>
          <table:table-cell table:style-name="Таблица9.A1" office:value-type="string">
            <text:p text:style-name="P203">20582</text:p>
          </table:table-cell>
        </table:table-row>
      </table:table>
      <text:p text:style-name="P155"/>
      <text:p text:style-name="P155"/>
      <text:p text:style-name="P155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02">0EA4A</text:p>
          </table:table-cell>
          <table:table-cell table:style-name="Таблица10.A1" office:value-type="string">
            <text:p text:style-name="P203">2</text:p>
          </table:table-cell>
        </table:table-row>
      </table:table>
      <text:p text:style-name="P155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03">0EA91</text:p>
          </table:table-cell>
          <table:table-cell table:style-name="Таблица11.A1" office:value-type="string">
            <text:p text:style-name="P203">1</text:p>
          </table:table-cell>
        </table:table-row>
      </table:table>
      <text:p text:style-name="P155"/>
      <text:p text:style-name="P155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02">0F5C9</text:p>
          </table:table-cell>
          <table:table-cell table:style-name="Таблица12.A1" office:value-type="string">
            <text:p text:style-name="P203">2</text:p>
          </table:table-cell>
        </table:table-row>
      </table:table>
      <text:p text:style-name="P155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03">0F5D0</text:p>
          </table:table-cell>
          <table:table-cell table:style-name="Таблица13.A1" office:value-type="string">
            <text:p text:style-name="P203">1</text:p>
          </table:table-cell>
        </table:table-row>
      </table:table>
      <text:p text:style-name="P155"/>
      <text:p text:style-name="P155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02">0F621</text:p>
          </table:table-cell>
          <table:table-cell table:style-name="Таблица14.A1" office:value-type="string">
            <text:p text:style-name="P203">1</text:p>
          </table:table-cell>
        </table:table-row>
        <table:table-row>
          <table:table-cell table:style-name="Таблица14.A1" office:value-type="string">
            <text:p text:style-name="P203">0F622</text:p>
          </table:table-cell>
          <table:table-cell table:style-name="Таблица14.A1" office:value-type="string">
            <text:p text:style-name="P203">1</text:p>
          </table:table-cell>
        </table:table-row>
        <table:table-row>
          <table:table-cell table:style-name="Таблица14.A1" office:value-type="string">
            <text:p text:style-name="P203">0F623</text:p>
          </table:table-cell>
          <table:table-cell table:style-name="Таблица14.A1" office:value-type="string">
            <text:p text:style-name="P203">1</text:p>
          </table:table-cell>
        </table:table-row>
        <table:table-row>
          <table:table-cell table:style-name="Таблица14.A1" office:value-type="string">
            <text:p text:style-name="P203">0F624</text:p>
          </table:table-cell>
          <table:table-cell table:style-name="Таблица14.A1" office:value-type="string">
            <text:p text:style-name="P203">1</text:p>
          </table:table-cell>
        </table:table-row>
      </table:table>
      <text:p text:style-name="P155"/>
      <text:p text:style-name="P155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03">0FD83</text:p>
          </table:table-cell>
          <table:table-cell table:style-name="Таблица15.A1" office:value-type="string">
            <text:p text:style-name="P203">2</text:p>
          </table:table-cell>
        </table:table-row>
      </table:table>
      <text:p text:style-name="P155"/>
      <text:p text:style-name="P155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02">10B0F</text:p>
          </table:table-cell>
          <table:table-cell table:style-name="Таблица16.A1" office:value-type="string">
            <text:p text:style-name="P203">1</text:p>
          </table:table-cell>
        </table:table-row>
      </table:table>
      <text:p text:style-name="P155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03">10ED3</text:p>
          </table:table-cell>
          <table:table-cell table:style-name="Таблица17.A1" office:value-type="string">
            <text:p text:style-name="P203">1</text:p>
          </table:table-cell>
        </table:table-row>
      </table:table>
      <text:p text:style-name="P155"/>
      <text:p text:style-name="P155"/>
      <text:p text:style-name="P155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03">1C000</text:p>
          </table:table-cell>
          <table:table-cell table:style-name="Таблица18.A1" office:value-type="string">
            <text:p text:style-name="P203">1</text:p>
          </table:table-cell>
        </table:table-row>
      </table:table>
      <text:p text:style-name="P155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03">1CA4A</text:p>
          </table:table-cell>
          <table:table-cell table:style-name="Таблица19.A1" office:value-type="string">
            <text:p text:style-name="P203">1</text:p>
          </table:table-cell>
        </table:table-row>
      </table:table>
      <text:p text:style-name="P155"/>
      <text:p text:style-name="P155"/>
      <text:p text:style-name="P155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03">30000</text:p>
          </table:table-cell>
          <table:table-cell table:style-name="Таблица20.A1" office:value-type="string">
            <text:p text:style-name="P203">1</text:p>
          </table:table-cell>
        </table:table-row>
      </table:table>
      <text:p text:style-name="P155">………….</text:p>
      <text:p text:style-name="P155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03">32C95</text:p>
          </table:table-cell>
          <table:table-cell table:style-name="Таблица21.A1" office:value-type="string">
            <text:p text:style-name="P203">120</text:p>
          </table:table-cell>
        </table:table-row>
      </table:table>
      <text:p text:style-name="P155"/>
      <text:p text:style-name="P155"/>
      <text:p text:style-name="P156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03">3E06E</text:p>
          </table:table-cell>
          <table:table-cell table:style-name="Таблица22.A1" office:value-type="string">
            <text:p text:style-name="P203">2</text:p>
          </table:table-cell>
        </table:table-row>
      </table:table>
      <text:p text:style-name="P155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03">3E0ED</text:p>
          </table:table-cell>
          <table:table-cell table:style-name="Таблица23.A1" office:value-type="string">
            <text:p text:style-name="P203">2</text:p>
          </table:table-cell>
        </table:table-row>
      </table:table>
      <text:p text:style-name="P155"/>
      <text:p text:style-name="P155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02">43AD8</text:p>
          </table:table-cell>
          <table:table-cell table:style-name="Таблица24.A1" office:value-type="string">
            <text:p text:style-name="P203">1</text:p>
          </table:table-cell>
        </table:table-row>
      </table:table>
      <text:p text:style-name="P155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03">43DF7</text:p>
          </table:table-cell>
          <table:table-cell table:style-name="Таблица25.A1" office:value-type="string">
            <text:p text:style-name="P203">1</text:p>
          </table:table-cell>
        </table:table-row>
      </table:table>
      <text:p text:style-name="P155"><text:soft-page-break/></text:p>
      <text:p text:style-name="P155"/>
      <text:p text:style-name="P155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03">58568</text:p>
          </table:table-cell>
          <table:table-cell table:style-name="Таблица26.A1" office:value-type="string">
            <text:p text:style-name="P203">256</text:p>
          </table:table-cell>
        </table:table-row>
        <table:table-row>
          <table:table-cell table:style-name="Таблица26.A1" office:value-type="string">
            <text:p text:style-name="P203">58569</text:p>
          </table:table-cell>
          <table:table-cell table:style-name="Таблица26.A1" office:value-type="string">
            <text:p text:style-name="P203">256</text:p>
          </table:table-cell>
        </table:table-row>
        <table:table-row>
          <table:table-cell table:style-name="Таблица26.A1" office:value-type="string">
            <text:p text:style-name="P203">5856A</text:p>
          </table:table-cell>
          <table:table-cell table:style-name="Таблица26.A1" office:value-type="string">
            <text:p text:style-name="P203">256</text:p>
          </table:table-cell>
        </table:table-row>
        <table:table-row>
          <table:table-cell table:style-name="Таблица26.A1" office:value-type="string">
            <text:p text:style-name="P203">5856B</text:p>
          </table:table-cell>
          <table:table-cell table:style-name="Таблица26.A1" office:value-type="string">
            <text:p text:style-name="P203">256</text:p>
          </table:table-cell>
        </table:table-row>
        <table:table-row>
          <table:table-cell table:style-name="Таблица26.A1" office:value-type="string">
            <text:p text:style-name="P203">5856C</text:p>
          </table:table-cell>
          <table:table-cell table:style-name="Таблица26.A1" office:value-type="string">
            <text:p text:style-name="P203">256</text:p>
          </table:table-cell>
        </table:table-row>
        <table:table-row>
          <table:table-cell table:style-name="Таблица26.A1" office:value-type="string">
            <text:p text:style-name="P203">5856D</text:p>
          </table:table-cell>
          <table:table-cell table:style-name="Таблица26.A1" office:value-type="string">
            <text:p text:style-name="P203">256</text:p>
          </table:table-cell>
        </table:table-row>
        <table:table-row>
          <table:table-cell table:style-name="Таблица26.A1" office:value-type="string">
            <text:p text:style-name="P203">5856E</text:p>
          </table:table-cell>
          <table:table-cell table:style-name="Таблица26.A1" office:value-type="string">
            <text:p text:style-name="P203">256</text:p>
          </table:table-cell>
        </table:table-row>
        <table:table-row>
          <table:table-cell table:style-name="Таблица26.A1" office:value-type="string">
            <text:p text:style-name="P203">5856F</text:p>
          </table:table-cell>
          <table:table-cell table:style-name="Таблица26.A1" office:value-type="string">
            <text:p text:style-name="P203">256</text:p>
          </table:table-cell>
        </table:table-row>
      </table:table>
      <text:p text:style-name="P155"/>
      <text:p text:style-name="P155"/>
      <text:p text:style-name="P156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03">70480</text:p>
          </table:table-cell>
          <table:table-cell table:style-name="Таблица27.A1" office:value-type="string">
            <text:p text:style-name="P203">1</text:p>
          </table:table-cell>
        </table:table-row>
      </table:table>
      <text:p text:style-name="P155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03">705FF</text:p>
          </table:table-cell>
          <table:table-cell table:style-name="Таблица28.A1" office:value-type="string">
            <text:p text:style-name="P203">1</text:p>
          </table:table-cell>
        </table:table-row>
      </table:table>
      <text:p text:style-name="P155"/>
      <text:p text:style-name="P155"/>
      <text:p text:style-name="P155"/>
      <text:p text:style-name="P155"/>
      <text:p text:style-name="P155"/>
      <text:p text:style-name="P155"/>
      <text:p text:style-name="P157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03">00008</text:p>
          </table:table-cell>
          <table:table-cell table:style-name="Таблица33.A1" office:value-type="string">
            <text:p text:style-name="P203">213491</text:p>
          </table:table-cell>
        </table:table-row>
      </table:table>
      <text:p text:style-name="P155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03">0000E</text:p>
          </table:table-cell>
          <table:table-cell table:style-name="Таблица34.A1" office:value-type="string">
            <text:p text:style-name="P203">222999</text:p>
          </table:table-cell>
        </table:table-row>
      </table:table>
      <text:p text:style-name="P155"/>
      <text:p text:style-name="P155"/>
      <text:p text:style-name="P157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03">3A3E8</text:p>
          </table:table-cell>
          <table:table-cell table:style-name="Таблица35.A1" office:value-type="string">
            <text:p text:style-name="P203">8</text:p>
          </table:table-cell>
        </table:table-row>
      </table:table>
      <text:p text:style-name="P155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03">3B2E7</text:p>
          </table:table-cell>
          <table:table-cell table:style-name="Таблица36.A1" office:value-type="string">
            <text:p text:style-name="P203">23</text:p>
          </table:table-cell>
        </table:table-row>
      </table:table>
      <text:p text:style-name="P155"/>
      <text:p text:style-name="P155"/>
      <text:p text:style-name="P155"/>
      <text:p text:style-name="P157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03">3BC68</text:p>
          </table:table-cell>
          <table:table-cell table:style-name="Таблица29.A1" office:value-type="string">
            <text:p text:style-name="P203">1</text:p>
          </table:table-cell>
        </table:table-row>
      </table:table>
      <text:p text:style-name="P155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03">3BF5F</text:p>
          </table:table-cell>
          <table:table-cell table:style-name="Таблица30.A1" office:value-type="string">
            <text:p text:style-name="P203">1</text:p>
          </table:table-cell>
        </table:table-row>
      </table:table>
      <text:p text:style-name="P155"/>
      <text:p text:style-name="P155"/>
      <text:p text:style-name="P158">70000-726BF — sprites</text:p>
      <text:p text:style-name="P158"/>
      <text:p text:style-name="P157">Title screen sprites</text:p>
      <text:p text:style-name="P155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03">7E8BD</text:p>
          </table:table-cell>
          <table:table-cell table:style-name="Таблица31.A1" office:value-type="string">
            <text:p text:style-name="P203">1</text:p>
          </table:table-cell>
        </table:table-row>
      </table:table>
      <text:p text:style-name="P155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03">7FFFE</text:p>
          </table:table-cell>
          <table:table-cell table:style-name="Таблица32.A1" office:value-type="string">
            <text:p text:style-name="P203">1</text:p>
          </table:table-cell>
        </table:table-row>
      </table:table>
      <text:p text:style-name="P155"/>
      <text:p text:style-name="P159"/>
      <text:p text:style-name="P160"/>
      <text:p text:style-name="P199"/>
      <text:p text:style-name="P161"/>
      <text:p text:style-name="P160"/>
      <text:p text:style-name="P160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03">0FD9B</text:p>
          </table:table-cell>
          <table:table-cell table:style-name="Таблица42.A1" office:value-type="string">
            <text:p text:style-name="P203">1</text:p>
          </table:table-cell>
        </table:table-row>
      </table:table>
      <text:p text:style-name="P162">82</text:p>
      <text:p text:style-name="P160"/>
      <text:p text:style-name="P160"><text:soft-page-break/></text:p>
      <text:p text:style-name="P165">58000-<text:span text:style-name="T61">58338 — большие тайлы 4x4</text:span></text:p>
      <text:p text:style-name="P165"/>
      <text:p text:style-name="P165">0 00 00 00 00 00 00 00 00 - пусто</text:p>
      <text:p text:style-name="P165">1 01 00 01 00 01 00 01 00 - пусто, серый</text:p>
      <text:p text:style-name="P165"><text:bookmark-start text:name="__DdeLink__3649_1465995002"/>2 02 08 02 08 04 08 05 00 — трава трава трава, уголок<text:bookmark-end text:name="__DdeLink__3649_1465995002"/></text:p>
      <text:p text:style-name="P165">3 02 08 02 08 06 00 07 08 — трава трава закр. Уголок трава</text:p>
      <text:p text:style-name="P165">4 02 08 08 00 04 08 07 08 — нижний левый угол</text:p>
      <text:p text:style-name="P165">5 09 00 02 08 04 08 07 08 — нижний правый угол</text:p>
      <text:p text:style-name="P165">6 02 08 0A 00 04 08 0B 00 — <text:span text:style-name="T60">трава, верт. стена</text:span></text:p>
      <text:p text:style-name="P165">7 02 08 02 08 0C 00 0D 00 — <text:span text:style-name="T60">трава трава гор. стена</text:span></text:p>
      <text:p text:style-name="P165">8 0E 00 02 08 0F 00 07 08 </text:p>
      <text:p text:style-name="P165">9 0C 00 0D 00 04 08 07 08 </text:p>
      <text:p text:style-name="P165">A 10 00 11 00 12 00 13 00 </text:p>
      <text:p text:style-name="P165">B 14 00 15 00 16 00 17 00 </text:p>
      <text:p text:style-name="P165">C 18 00 19 00 1A 00 1B 00 </text:p>
      <text:p text:style-name="P165">D 1C 00 1D 00 1E 00 1F 00 <text:s/></text:p>
      <text:p text:style-name="P166">E 20 00 21 00 22 00 23 00 <text:s/><text:span text:style-name="T57">голубой домик</text:span></text:p>
      <text:p text:style-name="P166">F 24 00 25 00 26 00 27 00 <text:s/><text:span text:style-name="T57">голубой домик</text:span></text:p>
      <text:p text:style-name="P165"><text:span text:style-name="T60">10 </text:span>28 00 29 00 2A 00 2B 00 — <text:span text:style-name="T60">нижняя часть голубого дома слева</text:span></text:p>
      <text:p text:style-name="P166"><text:span text:style-name="T60">11 </text:span>2C 00 2D 00 2E 00 2F 00 — <text:span text:style-name="T60">нижняя часть голубого дома справа</text:span></text:p>
      <text:p text:style-name="P165"><text:span text:style-name="T60">12 </text:span>30 00 31 00 32 00 33 00 </text:p>
      <text:p text:style-name="P165"><text:span text:style-name="T60">13 </text:span>34 00 35 00 01 00 36 00 </text:p>
      <text:p text:style-name="P165"><text:span text:style-name="T60">14 </text:span>37 00 38 00 39 00 3A 00 </text:p>
      <text:p text:style-name="P165"><text:span text:style-name="T60">15 </text:span>3B 00 3C 00 3D 00 3E 00 </text:p>
      <text:p text:style-name="P166"><text:span text:style-name="T60">16 </text:span>3F 00 40 00 41 00 42 00 <text:s/><text:span text:style-name="T57">EXIT</text:span></text:p>
      <text:p text:style-name="P166"><text:span text:style-name="T60">17 </text:span>43 00 44 00 45 00 46 00 <text:s/><text:span text:style-name="T57">EXIT</text:span></text:p>
      <text:p text:style-name="P165"><text:span text:style-name="T60">18 </text:span>47 00 48 00 49 00 4A 00 </text:p>
      <text:p text:style-name="P165"><text:span text:style-name="T60">19 </text:span>4B 00 4C 00 4D 00 4E 00 </text:p>
      <text:p text:style-name="P165"><text:span text:style-name="T60">1A </text:span>4F 00 50 00 51 00 52 00 </text:p>
      <text:p text:style-name="P165"><text:span text:style-name="T60">1B </text:span>53 00 54 00 55 00 56 00 </text:p>
      <text:p text:style-name="P165"><text:span text:style-name="T60">1C </text:span>57 00 58 00 59 00 5A 00 </text:p>
      <text:p text:style-name="P165"><text:span text:style-name="T60">1D </text:span>5B 00 5C 00 5D 00 5E 00 </text:p>
      <text:p text:style-name="P165"><text:span text:style-name="T60">1E </text:span>5F 00 60 00 61 00 62 00 </text:p>
      <text:p text:style-name="P165"><text:span text:style-name="T60">1F </text:span>63 00 64 00 65 00 66 00</text:p>
      <text:p text:style-name="P167">20 <text:span text:style-name="T56">5F 00 60 00 61 00 62 00 </text:span></text:p>
      <text:p text:style-name="P163"><text:span text:style-name="T60">21 </text:span>63 00 64 00 65 00 66 00 <text:span text:style-name="T57">SHOP</text:span></text:p>
      <text:p text:style-name="P163"><text:span text:style-name="T60">22 </text:span>67 00 68 00 69 00 6A 00 <text:span text:style-name="T57">SHOP</text:span></text:p>
      <text:p text:style-name="P163"><text:span text:style-name="T60">23 </text:span>6B 00 6C 00 6D 00 6E 00 <text:span text:style-name="T57">SHOP</text:span></text:p>
      <text:p text:style-name="P168"/>
      <text:p text:style-name="P164"/>
      <text:p text:style-name="P162">74 00 75 00 73 00 72 00</text:p>
      <text:p text:style-name="P168">травка</text:p>
      <text:p text:style-name="P169">71 00 75 00 71 00 72 00 </text:p>
      <text:p text:style-name="P168">травка</text:p>
      <text:p text:style-name="P169">74 00 75 00 76 00 76 00 </text:p>
      <text:p text:style-name="P168">травка, кустик</text:p>
      <text:p text:style-name="P169">76 00 76 00 72 00 73 00 </text:p>
      <text:p text:style-name="P168">кустик, травка</text:p>
      <text:p text:style-name="P169">76 00 76 00 76 00 76 00</text:p>
      <text:p text:style-name="P168">кустики</text:p>
      <text:p text:style-name="P170"/>
      <text:p text:style-name="P169">7B 00 7C 00 79 00 7A 00 </text:p>
      <text:p text:style-name="P168">дерево</text:p>
      <text:p text:style-name="P169">7D 00 7E 00 7F 00 80 00 </text:p>
      <text:p text:style-name="P168">плита</text:p>
      <text:p text:style-name="P169">81 00 82 00 82 00 81 00</text:p>
      <text:p text:style-name="P168">дорога <text:span text:style-name="T58">58-59 - 60</text:span></text:p>
      <text:p text:style-name="P170"/>
      <text:p text:style-name="P171">85 00 86 00 87 00 88 00 </text:p>
      <text:p text:style-name="P168">вход трубы (арка)</text:p>
      <text:p text:style-name="P171">89 00 8A 00 8B 00 8C 00</text:p>
      <text:p text:style-name="P168">выход трубы</text:p>
      <text:p text:style-name="P169"/>
      <text:p text:style-name="P171"><text:soft-page-break/>8E 00 8F 00 90 00 91 00 </text:p>
      <text:p text:style-name="P168">вход трубы (арка) ниже</text:p>
      <text:p text:style-name="P171">92 00 8C 00 93 00 94 00</text:p>
      <text:p text:style-name="P168">выход трубы ниже</text:p>
      <text:p text:style-name="P160"/>
      <text:p text:style-name="P170"/>
      <text:p text:style-name="P169">A4 00 A5 00 A6 00 A7 00 </text:p>
      <text:p text:style-name="P169">A8 00 A9 00 7F 00 80 00 </text:p>
      <text:p text:style-name="P169">спрайты робота</text:p>
      <text:p text:style-name="P169">AA 00 AB 00 AC 00 AD 00 </text:p>
      <text:p text:style-name="P169">AE 00 AF 00 82 00 81 00</text:p>
      <text:p text:style-name="P169">человека в красном</text:p>
      <text:p text:style-name="P161">AA 00 AB 00 AC 00 AD 00 </text:p>
      <text:p text:style-name="P161">AE 00 AF 00 82 00 81 00</text:p>
      <text:p text:style-name="P161"/>
      <text:p text:style-name="P161">что интересно — подгрузилось на 2 головы робота больше, именно они видны на картинке. Без ног.</text:p>
      <text:p text:style-name="P161"/>
      <text:p text:style-name="P160"/>
      <text:p text:style-name="P168">Нет ни намёка на обрамляющую траву — она рисуется отдельно как фон. Отрисовывается только в случае заборчика слева</text:p>
      <text:p text:style-name="P160"/>
      <text:p text:style-name="P160"/>
      <text:p text:style-name="P160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03">6001C</text:p>
          </table:table-cell>
          <table:table-cell table:style-name="Таблица38.A1" office:value-type="string">
            <text:p text:style-name="P203">1</text:p>
          </table:table-cell>
        </table:table-row>
        <table:table-row>
          <table:table-cell table:style-name="Таблица38.A1" office:value-type="string">
            <text:p text:style-name="P203">6001D</text:p>
          </table:table-cell>
          <table:table-cell table:style-name="Таблица38.A1" office:value-type="string">
            <text:p text:style-name="P203">1</text:p>
          </table:table-cell>
        </table:table-row>
        <table:table-row>
          <table:table-cell table:style-name="Таблица38.A1" office:value-type="string">
            <text:p text:style-name="P203">6001E</text:p>
          </table:table-cell>
          <table:table-cell table:style-name="Таблица38.A1" office:value-type="string">
            <text:p text:style-name="P203">1</text:p>
          </table:table-cell>
        </table:table-row>
        <table:table-row>
          <table:table-cell table:style-name="Таблица38.A1" office:value-type="string">
            <text:p text:style-name="P203">6001F</text:p>
          </table:table-cell>
          <table:table-cell table:style-name="Таблица38.A1" office:value-type="string">
            <text:p text:style-name="P203">1</text:p>
          </table:table-cell>
        </table:table-row>
      </table:table>
      <text:p text:style-name="P160">6E 81 0B 82</text:p>
      <text:p text:style-name="P160"/>
      <text:p text:style-name="P160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03">6002E</text:p>
          </table:table-cell>
          <table:table-cell table:style-name="Таблица39.A1" office:value-type="string">
            <text:p text:style-name="P203">1</text:p>
          </table:table-cell>
        </table:table-row>
        <table:table-row>
          <table:table-cell table:style-name="Таблица39.A1" office:value-type="string">
            <text:p text:style-name="P203">6002F</text:p>
          </table:table-cell>
          <table:table-cell table:style-name="Таблица39.A1" office:value-type="string">
            <text:p text:style-name="P203">1</text:p>
          </table:table-cell>
        </table:table-row>
        <table:table-row>
          <table:table-cell table:style-name="Таблица39.A1" office:value-type="string">
            <text:p text:style-name="P203">60030</text:p>
          </table:table-cell>
          <table:table-cell table:style-name="Таблица39.A1" office:value-type="string">
            <text:p text:style-name="P203">1</text:p>
          </table:table-cell>
        </table:table-row>
        <table:table-row>
          <table:table-cell table:style-name="Таблица39.A1" office:value-type="string">
            <text:p text:style-name="P203">60031</text:p>
          </table:table-cell>
          <table:table-cell table:style-name="Таблица39.A1" office:value-type="string">
            <text:p text:style-name="P203">1</text:p>
          </table:table-cell>
        </table:table-row>
      </table:table>
      <text:p text:style-name="P162">8E 83 2A 84</text:p>
      <text:p text:style-name="P162"/>
      <text:p text:style-name="P162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03">6016E</text:p>
          </table:table-cell>
          <table:table-cell table:style-name="Таблица40.A1" office:value-type="string">
            <text:p text:style-name="P203">1</text:p>
          </table:table-cell>
        </table:table-row>
      </table:table>
      <text:p text:style-name="P162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03">6029B</text:p>
          </table:table-cell>
          <table:table-cell table:style-name="Таблица41.A1" office:value-type="string">
            <text:p text:style-name="P204">1</text:p>
          </table:table-cell>
        </table:table-row>
      </table:table>
      <text:p text:style-name="P162">1x</text:p>
      <text:p text:style-name="P162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162"/>
      <text:p text:style-name="P162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03">6038E</text:p>
          </table:table-cell>
          <table:table-cell table:style-name="Таблица43.A1" office:value-type="string">
            <text:p text:style-name="P203">1</text:p>
          </table:table-cell>
        </table:table-row>
      </table:table>
      <text:p text:style-name="P162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03">604CA</text:p>
          </table:table-cell>
          <table:table-cell table:style-name="Таблица44.A1" office:value-type="string">
            <text:p text:style-name="P203">1</text:p>
          </table:table-cell>
        </table:table-row>
      </table:table>
      <text:p text:style-name="P162">1x</text:p>
      <text:p text:style-name="P162"><text:soft-page-break/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162"/>
      <text:p text:style-name="P162"/>
      <text:p text:style-name="P172">RAM</text:p>
      <text:p text:style-name="P172">CB00-CBFF — карта подземелья, распакованная, 1 байт — 1 клетка</text:p>
      <text:p text:style-name="P172"/>
      <text:p text:style-name="P173">СС00-СCBF — AD AD (600A3, 600A5)</text:p>
      <text:p text:style-name="P173">CCC0-CCFF — 00 <text:s text:c="2"/>3E06E</text:p>
      <text:p text:style-name="P173">CD00-CDBF — карта?</text:p>
      <text:p text:style-name="P173">CDC0-CDFF - 00 <text:s text:c="2"/>3E06E</text:p>
      <text:p text:style-name="P173">CD00-CDBF — карта? 6016F, 60170, 172, … 209 RLE? AD 02 07 07 07, ...</text:p>
      <text:p text:style-name="P173">CDC0-CDFF - 00 <text:s text:c="2"/>3E06E</text:p>
      <text:p text:style-name="P173">CE00-CEBF — пустая карта? 60386, 88, 8C</text:p>
      <text:p text:style-name="P173">CEC0-CEFF - 00 <text:s text:c="2"/>3E06E</text:p>
      <text:p text:style-name="P173">CF00-CFBF — карта? 6038F, 428 RLE? 2E 2F 46 2B 2B, ...</text:p>
      <text:p text:style-name="P173">CFC0-CFFF - 00 <text:s text:c="2"/>3E06E</text:p>
      <text:p text:style-name="P173"/>
      <text:p text:style-name="P173">D000- <text:s text:c="2"/>карта в виде тайлов 58568, … <text:span text:style-name="T59">02 08 02 08 02 08 0A 00 A8 00 A9 00 81 00 82 00, …</text:span></text:p>
      <text:p text:style-name="P174">одна строка 0x16 * 3 / 2 = 21 (33)</text:p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67">6016F - … карта Каминита (RLE, тайлы 2x2), <text:span text:style-name="T61">блоки 16x12, 4 штуки</text:span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75">000<text:bookmark-start text:name="__DdeLink__3601_209411696"/>D1E<text:bookmark-end text:name="__DdeLink__3601_209411696"/></text:p>
      <text:p text:style-name="P175">09 00 3F 06 2F 0B 0C 04 2A 25 3C 38 30 03 02 08 </text:p>
      <text:p text:style-name="P175">09 08 0C 08 00 3F 06 2F 0B 0C 04 2A 25 3C 38 30 </text:p>
      <text:p text:style-name="P175">палитра каминита</text:p>
      <text:p text:style-name="P175"/>
      <text:p text:style-name="P175">палитра подземелий считается динамически :(</text:p>
      <text:p text:style-name="P175"/>
      <text:p text:style-name="P175">RAM:</text:p>
      <text:p text:style-name="P175">C220-C23F - рабочая палитра (с эффектом затухания)</text:p>
      <text:p text:style-name="P175">C240-C25F - эталонная палитра (из ROM)</text:p>
      <text:p text:style-name="P175"/>
      <text:p text:style-name="P175"/>
      <text:p text:style-name="P175">0D6F6<text:tab/>96</text:p>
      <text:p text:style-name="P175">0D6F7<text:tab/>96</text:p>
      <text:p text:style-name="P175"><text:soft-page-break/>0C 98 , 1F 98 32 98 45 98 52 98 83 98 90 98 9D 98 B3 98 C6 98 CD 98 DA 98 F3 98 09 99 10 99 17 99 1B 99</text:p>
      <text:p text:style-name="P175">указатель на 0D80C</text:p>
      <text:p text:style-name="P175"/>
      <text:p text:style-name="P175"/>
      <text:p text:style-name="P175">0D80C-0D81E<text:tab/>96</text:p>
      <text:p text:style-name="P175">06 F7 F7 FF FF 07 07 00 AA 08 AB 00 AC 08 AD 00 AE 08 AF</text:p>
      <text:p text:style-name="P175">19 байт - фз. после 06 всё похоже на пары. 00 AA 08 AB 00 AC 08 AD 00 AE 08 AF - спрайт Алисы</text:p>
      <text:p text:style-name="P175"/>
      <text:p text:style-name="P175">0F473<text:tab/>1</text:p>
      <text:p text:style-name="P175">...</text:p>
      <text:p text:style-name="P175">0F5B8<text:tab/>1</text:p>
      <text:p text:style-name="P175">00 EE 05 27 12 </text:p>
      <text:p text:style-name="P175">00 5C FF 7F 00 </text:p>
      <text:p text:style-name="P175">00 1E 07 14 2D </text:p>
      <text:p text:style-name="P175">00 EC 00 54 4E </text:p>
      <text:p text:style-name="P175">00 6A 00 12 79 </text:p>
      <text:p text:style-name="P175">00 14 00 07 74 </text:p>
      <text:p text:style-name="P175">01 34 FF 84 33 </text:p>
      <text:p text:style-name="P175">01 75 FF 85 33 </text:p>
      <text:p text:style-name="P175">01...</text:p>
      <text:p text:style-name="P175">зебра, вычитан каждый 5-й байт. фз</text:p>
      <text:p text:style-name="P175">числа идут по нарастающей до 32, 39, 3A, 3F, FF</text:p>
      <text:p text:style-name="P175"/>
      <text:p text:style-name="P175">0F5B8<text:tab/>1</text:p>
      <text:p text:style-name="P175">FF</text:p>
      <text:p text:style-name="P175">фз</text:p>
      <text:p text:style-name="P175"/>
      <text:p text:style-name="P175"/>
      <text:p text:style-name="P175"/>
      <text:p text:style-name="P175">58018 - 5801F<text:tab/>1</text:p>
      <text:p text:style-name="P175">02 08 02 08 06 00 07 08</text:p>
      <text:p text:style-name="P175">большой тайл (2x2)</text:p>
      <text:p text:style-name="P175">...</text:p>
      <text:p text:style-name="P175">58568 - 5856F<text:tab/>72</text:p>
      <text:p text:style-name="P175">02 08 02 08 04 08 07 08</text:p>
      <text:p text:style-name="P175"/>
      <text:p text:style-name="P175"/>
      <text:p text:style-name="P175"><text:bookmark-start text:name="__DdeLink__3604_209411696"/><text:bookmark-start text:name="__DdeLink__3606_209411696"/>58570<text:bookmark-end text:name="__DdeLink__3604_209411696"/><text:bookmark-end text:name="__DdeLink__3606_209411696"/><text:tab/>1</text:p>
      <text:p text:style-name="P175">58571<text:tab/>16</text:p>
      <text:p text:style-name="P175">58572<text:tab/>1</text:p>
      <text:p text:style-name="P175">58573<text:tab/>1</text:p>
      <text:p text:style-name="P175">58574<text:tab/>1</text:p>
      <text:p text:style-name="P175">58575<text:tab/>1</text:p>
      <text:p text:style-name="P175">58576<text:tab/>1</text:p>
      <text:p text:style-name="P175">58577<text:tab/>1</text:p>
      <text:p text:style-name="P175">58578<text:tab/>1</text:p>
      <text:p text:style-name="P175">58579<text:tab/>1</text:p>
      <text:p text:style-name="P175">5857A<text:tab/>1</text:p>
      <text:p text:style-name="P175">5857B<text:tab/>1</text:p>
      <text:p text:style-name="P175">5857C<text:tab/>1</text:p>
      <text:p text:style-name="P175">5857D<text:tab/>3</text:p>
      <text:p text:style-name="P175">10 00 89 10 00 80 00 08 00 02 00 01 03 00 90 20</text:p>
      <text:p text:style-name="P175">...</text:p>
      <text:p text:style-name="P175"/>
      <text:p text:style-name="P175">5AC74<text:tab/>1</text:p>
      <text:p text:style-name="P175">5AC75<text:tab/>5</text:p>
      <text:p text:style-name="P175">5AC76<text:tab/>1</text:p>
      <text:p text:style-name="P175">5AC77<text:tab/>8</text:p>
      <text:p text:style-name="P175">5AC78<text:tab/>1</text:p>
      <text:p text:style-name="P175">5AC79<text:tab/>5</text:p>
      <text:p text:style-name="P175">5AC7A<text:tab/>1</text:p>
      <text:p text:style-name="P175">5AC7B<text:tab/>43</text:p>
      <text:p text:style-name="P175"><text:soft-page-break/>5AC7C<text:tab/>1</text:p>
      <text:p text:style-name="P175">05 07 08 00 05 07 2B 00 00</text:p>
      <text:p text:style-name="P175">тайлы каминита.</text:p>
      <text:p text:style-name="P175"/>
      <text:p text:style-name="P175"/>
      <text:p text:style-name="P175"/>
      <text:p text:style-name="P175">6000C-6000F<text:tab/>1</text:p>
      <text:p text:style-name="P175">A2 80 A2 80</text:p>
      <text:p text:style-name="P175"/>
      <text:p text:style-name="P175">6001E-60021<text:tab/>1</text:p>
      <text:p text:style-name="P175">0B 82 A2 80</text:p>
      <text:p text:style-name="P175"/>
      <text:p text:style-name="P175">600A2-600A6<text:tab/>3</text:p>
      <text:p text:style-name="P175">7F AD 41 AD 00</text:p>
      <text:p text:style-name="P175"/>
      <text:p text:style-name="P175"/>
      <text:p text:style-name="P175"><text:bookmark-start text:name="__DdeLink__3614_2042492572"/><text:bookmark-start text:name="__DdeLink__3612_2042492572"/>6020B<text:bookmark-end text:name="__DdeLink__3614_2042492572"/><text:bookmark-end text:name="__DdeLink__3612_2042492572"/> - 6029B<text:tab/>1</text:p>
      <text:p text:style-name="P175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175">0x90 = 144</text:p>
      <text:p text:style-name="P175">В RAM: 07 07 07 07 07 07 07 07 07 07 07 07 07 07 07 03 29 29 29 29 29 29 29 23 23 23 23, ...</text:p>
      <text:p text:style-name="P175">карта Каминита, RLE</text:p>
      <text:p text:style-name="P175"/>
      <text:p text:style-name="P175"/>
      <text:p text:style-name="P175">70000-700BF<text:tab/>1</text:p>
      <text:p text:style-name="P175">спрайты Алисы</text:p>
      <text:p text:style-name="P175"/>
      <text:p text:style-name="P175"/>
      <text:p text:style-name="P175"/>
      <text:p text:style-name="P198">"Phantasy Star" RLE</text:p>
      <text:p text:style-name="P201">This format is used to compress both tiles and tilemap data.</text:p>
      <text:p text:style-name="P201">The data is deinterleaved, and each bitplane is then classified into runs of consecutive identical bytes,</text:p>
      <text:p text:style-name="P201">and runs of consecutive non-identical bytes. Any runs of more than 127 bytes are split into multiple runs.</text:p>
      <text:p text:style-name="P201">They are then stored in the format:</text:p>
      <text:p text:style-name="P201">%0nnnnnnn dd <text:s text:c="9"/>; run of n consecutive identical bytes, value dd</text:p>
      <text:p text:style-name="P201">%1nnnnnnn dd dd dd... ; run of n consecutive non-identical bytes; values follow</text:p>
      <text:p text:style-name="P200">%00000000 <text:s text:c="12"/>; end of bitplane</text:p>
      <text:p text:style-name="P175"/>
      <text:p text:style-name="P175"/>
      <text:p text:style-name="P175"/>
      <text:p text:style-name="P178"><text:span text:style-name="T68">0x58000-0x5856F</text:span> — Big tiles (All cities, villages) = 2x2 tile<text:span text:style-name="T67">maps</text:span></text:p>
      <text:p text:style-name="P178">Count: 174</text:p>
      <text:p text:style-name="P178">Example (2): <text:span text:style-name="T66">02 08 02 08 04 08 05 00 — трава трава трава, уголок </text:span>забора</text:p>
      <text:p text:style-name="P180">Tilemap format:</text:p>
      <text:p text:style-name="P180">First byte — tile id, second — flags.</text:p>
      <text:p text:style-name="P180">Explain from smspower: </text:p>
      <text:p text:style-name="P198">//Bit <text:s text:c="2"/>|15|14|13| <text:s text:c="3"/>12 <text:s text:c="3"/>| <text:s text:c="3"/>11 <text:s text:c="2"/>| <text:s text:c="6"/>10 <text:s text:c="5"/>| <text:s text:c="7"/>9 <text:s text:c="7"/>|8||7|6|5|4|3|2|1|0|</text:p>
      <text:p text:style-name="P200"><text:soft-page-break/>//Data <text:s/>| Unused | Priority | Palette | Vertical flip | Horizontal flip | <text:s text:c="3"/>Tile number <text:s text:c="2"/>|</text:p>
      <text:p text:style-name="P176"><text:span text:style-name="T68">0x58570</text:span><text:span text:style-name="T69">-0x5AC7C</text:span><text:span text:style-name="T71"> 4 bitplanes for tiles. RLE compressed</text:span></text:p>
      <text:p text:style-name="P180">Example:</text:p>
      <text:p text:style-name="P181"><text:span text:style-name="T62">58573<text:tab/><text:tab/></text:span>10 00 80 00 08 00 02 00 <text:span text:style-name="T62">трава</text:span></text:p>
      <text:p text:style-name="P182">59000<text:tab/><text:tab/>10 08 80 02 08 41 12 00</text:p>
      <text:p text:style-name="P182">59A46<text:tab/><text:tab/>10 08 80 02 08 41 12 00</text:p>
      <text:p text:style-name="P182">5A292<text:tab/><text:tab/>10 08 80 02 08 41 12 00</text:p>
      <text:p text:style-name="P182"/>
      <text:p text:style-name="P183">00010000<text:tab/>00010000<text:tab/>00010000<text:tab/>00010000<text:tab/><text:span text:style-name="T71">=<text:tab/>000</text:span><text:span text:style-name="T69">F</text:span><text:span text:style-name="T71">0000</text:span></text:p>
      <text:p text:style-name="P183">00000000<text:tab/>00001000<text:tab/>00001000<text:tab/>00001000<text:tab/><text:span text:style-name="T71">=<text:tab/>0000</text:span><text:span text:style-name="T69">E</text:span><text:span text:style-name="T71">000</text:span></text:p>
      <text:p text:style-name="P183">10000000<text:tab/>10000000<text:tab/>10000000<text:tab/>10000000<text:tab/><text:span text:style-name="T71">=<text:tab/></text:span><text:span text:style-name="T69">F</text:span><text:span text:style-name="T71">0000000</text:span></text:p>
      <text:p text:style-name="P183">00000000<text:tab/>00000010<text:tab/>00000010<text:tab/>00000010<text:tab/><text:span text:style-name="T71">=<text:tab/>000000</text:span><text:span text:style-name="T69">E</text:span><text:span text:style-name="T71">0</text:span></text:p>
      <text:p text:style-name="P183">00001000<text:tab/>00001000<text:tab/>00001000<text:tab/>00001000<text:tab/><text:span text:style-name="T71">=<text:tab/>0000</text:span><text:span text:style-name="T69">F</text:span><text:span text:style-name="T71">000</text:span></text:p>
      <text:p text:style-name="P183">00000000<text:tab/>01000001<text:tab/>01000001<text:tab/>01000001<text:tab/><text:span text:style-name="T71">=<text:tab/>0</text:span><text:span text:style-name="T69">E</text:span><text:span text:style-name="T71">00000</text:span><text:span text:style-name="T69">E</text:span></text:p>
      <text:p text:style-name="P183">00000010<text:tab/>00010010<text:tab/>00010010<text:tab/>00010010<text:tab/><text:span text:style-name="T71">=<text:tab/>000</text:span><text:span text:style-name="T69">E</text:span><text:span text:style-name="T71">00</text:span><text:span text:style-name="T69">F</text:span><text:span text:style-name="T71">0</text:span></text:p>
      <text:p text:style-name="P183">00000000<text:tab/>00000000<text:tab/>00000000<text:tab/>00000000<text:tab/><text:span text:style-name="T71">=<text:tab/>00000000</text:span></text:p>
      <text:p text:style-name="P184">складываются биты, <text:span text:style-name="T63">сзади наперёд,</text:span> результат 0-15</text:p>
      <text:p text:style-name="P175"/>
      <text:p text:style-name="P175"/>
      <text:p text:style-name="P189"><text:bookmark-start text:name="__DdeLink__3656_14659950022"/><text:span text:style-name="T68">0x60000-0x600A1</text:span> - MapPiece pointers #0<text:bookmark-end text:name="__DdeLink__3656_14659950022"/></text:p>
      <text:p text:style-name="P191">9x9 pointers — addresses of 81 Map Piece for one Map.</text:p>
      <text:p text:style-name="P191"/>
      <text:p text:style-name="P191">0 1 2</text:p>
      <text:p text:style-name="P191">3 4 5</text:p>
      <text:p text:style-name="P191">6 7 8</text:p>
      <text:p text:style-name="P191"/>
      <text:p text:style-name="P189"/>
      <text:p text:style-name="P189"><text:span text:style-name="T70">0x600A2-0x60761</text:span><text:bookmark-start text:name="__DdeLink__3654_14659950022"/> - MapPieces #0<text:bookmark-end text:name="__DdeLink__3654_14659950022"/> <text:span text:style-name="T74">(RLE compressed)</text:span></text:p>
      <text:p text:style-name="P191">16x12 Big Tiles</text:p>
      <text:p text:style-name="P175"/>
      <text:p text:style-name="P191">00 01 02 03 04 05 06 07 08 09 0A 0B 0C 0D 0E 0F</text:p>
      <text:p text:style-name="P191">10 11 12 13 14 15 16 17 18 19 1A 1B 1C 1D 1E 1F</text:p>
      <text:p text:style-name="P175">…</text:p>
      <text:p text:style-name="P175">B0 B1 B2 B3 B4 B5 B6 B7 B8 B9 BA BB BC BD BE BF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9"><text:span text:style-name="T68">0x58000-0x5856F</text:span> — Big tiles (All cities, villages)</text:p>
      <text:p text:style-name="P177"><text:span text:style-name="T68">0x58570</text:span><text:span text:style-name="T69">-0x5AC7C</text:span><text:span text:style-name="T71"> - 4 BitPlanes for tiles (RLE compressed)</text:span></text:p>
      <text:p text:style-name="P177"/>
      <text:p text:style-name="P187"><text:bookmark-start text:name="__DdeLink__3656_1465995002"/><text:span text:style-name="T68">0x60000-0x600A1</text:span> - MapPiece pointers #0<text:bookmark-end text:name="__DdeLink__3656_1465995002"/></text:p>
      <text:p text:style-name="P188"><text:span text:style-name="T70">0x600A2-0x60761</text:span><text:bookmark-start text:name="__DdeLink__3654_1465995002"/> - MapPieces #0<text:bookmark-end text:name="__DdeLink__3654_1465995002"/> <text:span text:style-name="T74">(RLE compressed)</text:span></text:p>
      <text:p text:style-name="P188"><text:span text:style-name="T70">0x60762-0x60803</text:span> - MapPiece pointers #<text:span text:style-name="T73">1</text:span></text:p>
      <text:p text:style-name="P189"><text:span text:style-name="T70">0x60804-0x60F41</text:span> - MapPieces #1 <text:span text:style-name="T74">(RLE compressed)</text:span></text:p>
      <text:p text:style-name="P188"><text:span text:style-name="T70">0x60F42-0x60FE3</text:span> - MapPiece pointers #<text:span text:style-name="T73">2</text:span></text:p>
      <text:p text:style-name="P189"><text:span text:style-name="T70">0x60FE4-0x613D8</text:span> - MapPieces #2 <text:span text:style-name="T74">(RLE compressed)</text:span></text:p>
      <text:p text:style-name="P188"><text:span text:style-name="T70">0x613D9-0x6147A</text:span> - MapPiece pointers #<text:span text:style-name="T73">3</text:span></text:p>
      <text:p text:style-name="P189"><text:span text:style-name="T70">0x6147B-0x61C06</text:span> - MapPieces #3 <text:span text:style-name="T74">(RLE compressed)</text:span></text:p>
      <text:p text:style-name="P188"><text:span text:style-name="T70">0x61C07-0x61CA8</text:span><text:bookmark-start text:name="__DdeLink__3656_14659950021"/> - MapPiece pointers #<text:bookmark-end text:name="__DdeLink__3656_14659950021"/><text:span text:style-name="T73">4</text:span></text:p>
      <text:p text:style-name="P189"><text:span text:style-name="T70">0x61CA9-0x61D8A</text:span><text:bookmark-start text:name="__DdeLink__3654_14659950021"/> - MapPieces #<text:bookmark-end text:name="__DdeLink__3654_14659950021"/><text:span text:style-name="T73">4</text:span> <text:span text:style-name="T74">(RLE compressed)</text:span></text:p>
      <text:p text:style-name="P188"><text:span text:style-name="T70">0x61D8B-0x61E2C</text:span> - MapPiece pointers #<text:span text:style-name="T73">5</text:span></text:p>
      <text:p text:style-name="P189"><text:span text:style-name="T70">0x61E2D-0x6224F</text:span> - MapPieces #<text:span text:style-name="T73">5</text:span><text:bookmark-start text:name="__DdeLink__3588_882602760"/> <text:span text:style-name="T74">(RLE compressed)</text:span><text:bookmark-end text:name="__DdeLink__3588_882602760"/></text:p>
      <text:p text:style-name="P188"><text:span text:style-name="T70">0x62250-0x622F1</text:span> - MapPiece pointers #<text:span text:style-name="T73">6</text:span></text:p>
      <text:p text:style-name="P205"><text:span text:style-name="T70">0x622F2-0x62483</text:span> - MapPieces #<text:span text:style-name="T73">6</text:span> <text:span text:style-name="T74">(RLE compressed)</text:span></text:p>
      <text:p text:style-name="P190"><text:soft-page-break/></text:p>
      <text:p text:style-name="P175"/>
      <text:p text:style-name="P175"/>
      <text:p text:style-name="P175">TODO - при чтении больших тайлов так же вытаскивается информация по палитре</text:p>
      <text:p text:style-name="P175">http://www.smspower.org/maxim/HowToProgram/Tilemap</text:p>
      <text:p text:style-name="P175">54321098</text:p>
      <text:p text:style-name="P175">00001000 - palette 01!!!</text:p>
      <text:p text:style-name="P175">00000000 - palette 00</text:p>
      <text:p text:style-name="P175">следует проверять на другие значения на всякий случай.</text:p>
      <text:p text:style-name="P175"/>
      <text:p text:style-name="P175">порядок такой:</text:p>
      <text:p text:style-name="P148">0. узнать все доступные цвета для SMS — <text:span text:style-name="T64">это было не обязательно</text:span></text:p>
      <text:p text:style-name="P148">1. получаем палитру</text:p>
      <text:p text:style-name="P148">2. вычитать большие тайлы (все доступные)</text:p>
      <text:p text:style-name="P175">3. вычитать карту каминита</text:p>
      <text:p text:style-name="P175"/>
      <text:p text:style-name="P175">далее то же самое с остальными картами.</text:p>
      <text:p text:style-name="P175"/>
      <text:p text:style-name="P175"/>
      <text:p text:style-name="P185"/>
      <text:p text:style-name="P186">Вычитал и сохранил все карты</text:p>
      <text:p text:style-name="P186"/>
      <text:p text:style-name="P186">Далее. </text:p>
      <text:p text:style-name="P186"/>
      <text:p text:style-name="P215">- Записать карту памяти под эти карты, чтобы не забыть.</text:p>
      <text:p text:style-name="P186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186">- Будет очевидно, что нулевой цвет будет меняться в зависимости от палитры. Таким образом решается проблема квадратиков вокруг кораблика.</text:p>
      <text:p text:style-name="P186"/>
      <text:p text:style-name="P186"/>
      <text:p text:style-name="P185"/>
      <text:p text:style-name="P148">- <text:span text:style-name="T65">Необходимо отыскать карты планет. Скорее всего, они сделаны по такому же принципу.</text:span></text:p>
      <text:p text:style-name="P206"><text:span text:style-name="T83">- </text:span><text:span text:style-name="T84">Понять — координаты на карте глобальные или относительные. </text:span><text:span text:style-name="T65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206"/>
      <text:p text:style-name="P211"/>
      <text:p text:style-name="P212">34000-<text:span text:style-name="T80">3632E</text:span> - карт<text:span text:style-name="T80">ы</text:span> Палмы, <text:span text:style-name="T80">Дезориса, их 2 штуки. Вероятно занимают больше. Переснять данные</text:span></text:p>
      <text:p text:style-name="P211"/>
      <text:p text:style-name="P213">38000-<text:span text:style-name="T81">3A3E7</text:span> карта Мотавии</text:p>
      <text:p text:style-name="P211"/>
      <text:p text:style-name="P211"/>
      <text:p text:style-name="P208">70000-70A7F — спрайты Алисы … <text:span text:style-name="T80">726BF — последний спрайте героя</text:span></text:p>
      <text:p text:style-name="P206"/>
      <text:p text:style-name="P207">74000-<text:span text:style-name="T79">747B7</text:span> — <text:span text:style-name="T76">большие тайлы</text:span> <text:span text:style-name="T82">всех 3 планет</text:span></text:p>
      <text:p text:style-name="P209"><text:bookmark-start text:name="__DdeLink__3590_882602760"/><text:span text:style-name="T78">747B8-77629</text:span><text:bookmark-end text:name="__DdeLink__3590_882602760"/> — тай<text:span text:style-name="T77">л</text:span>ы<text:span text:style-name="T75"> всех 3 планет. Различаются палитрой</text:span></text:p>
      <text:p text:style-name="P210"/>
      <text:p text:style-name="P208"/>
      <text:p text:style-name="P208">среди тайлов встречается динамика. Берётся из 3A<text:span text:style-name="T77">3E0-3B2E7</text:span></text:p>
      <text:p text:style-name="P208"/>
      <text:p text:style-name="P211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211"/>
      <text:p text:style-name="P214">На завтра — оформить логику чтения всех кар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04T00:47:28.172621337</dc:date>
    <meta:editing-duration>P1DT5H40M51S</meta:editing-duration>
    <meta:editing-cycles>90</meta:editing-cycles>
    <meta:generator>LibreOffice/5.1.4.2$Linux_X86_64 LibreOffice_project/10m0$Build-2</meta:generator>
    <meta:document-statistic meta:table-count="43" meta:image-count="0" meta:object-count="0" meta:page-count="22" meta:paragraph-count="1040" meta:word-count="3643" meta:character-count="27383" meta:non-whitespace-character-count="24787"/>
  </office:meta>
</office:document-meta>
</file>